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Times New Roman2" svg:font-family="'Times New Roman'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4274b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2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6" style:family="paragraph" style:parent-style-name="Footer">
      <style:text-properties officeooo:paragraph-rsid="00a59a60"/>
    </style:style>
    <style:style style:name="P47" style:family="paragraph" style:parent-style-name="Footer">
      <style:text-properties officeooo:paragraph-rsid="00c384cf"/>
    </style:style>
    <style:style style:name="P48" style:family="paragraph" style:parent-style-name="Footer">
      <style:text-properties officeooo:paragraph-rsid="00d8520c"/>
    </style:style>
    <style:style style:name="P49" style:family="paragraph" style:parent-style-name="Footer">
      <style:text-properties officeooo:paragraph-rsid="030c4d7d"/>
    </style:style>
    <style:style style:name="P50" style:family="paragraph" style:parent-style-name="Footer">
      <style:text-properties officeooo:paragraph-rsid="002aa84d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9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paragraph-properties fo:text-align="start" style:justify-single-word="false"/>
      <style:text-properties officeooo:paragraph-rsid="0211dd7e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5f_Exo_5f_sans_5f_Titre" style:master-page-name="_33__5f_1_5f_SERIE_5f_G_5f_GAUCHE_5f_ET_5f_DROITE_5f_2COL">
      <style:paragraph-properties style:page-number="224" fo:break-before="auto" fo:break-after="auto"/>
    </style:style>
    <style:style style:name="P10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text-align="center"/>
    </style:style>
    <style:style style:name="P10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d7e12c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7fb241"/>
    </style:style>
    <style:style style:name="P116" style:family="paragraph">
      <loext:graphic-properties draw:fill="solid" draw:fill-color="#1ca2b8"/>
    </style:style>
    <style:style style:name="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62e4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margin-left="0cm" fo:margin-right="0cm" fo:margin-top="0cm" fo:margin-bottom="0cm" fo:line-height="100%" fo:text-indent="0cm" style:writing-mode="lr-tb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5" style:family="paragraph">
      <style:paragraph-properties fo:margin-left="0cm" fo:margin-right="0cm" fo:margin-top="0cm" fo:margin-bottom="0cm" fo:line-height="100%" fo:text-indent="0cm"/>
    </style:style>
    <style:style style:name="P12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1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8" style:family="paragraph">
      <style:paragraph-properties fo:margin-left="0cm" fo:margin-right="0cm" fo:margin-top="0cm" fo:margin-bottom="0cm" fo:line-height="100%" fo:text-align="center" fo:text-indent="0cm"/>
    </style:style>
    <style:style style:name="P12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36" style:family="text">
      <style:text-properties fo:font-variant="small-caps" officeooo:rsid="0054f64f"/>
    </style:style>
    <style:style style:name="T37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4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55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56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7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58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59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0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1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3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" fo:font-size="16pt" fo:font-weight="bold" officeooo:rsid="01a13e78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5d2d1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09e3fdd"/>
    </style:style>
    <style:style style:name="T150" style:family="text">
      <style:text-properties officeooo:rsid="00b6801f"/>
    </style:style>
    <style:style style:name="T151" style:family="text">
      <style:text-properties officeooo:rsid="00a4cf55"/>
    </style:style>
    <style:style style:name="T152" style:family="text">
      <style:text-properties officeooo:rsid="0315af39"/>
    </style:style>
    <style:style style:name="T153" style:family="text">
      <style:text-properties officeooo:rsid="0334a5be"/>
    </style:style>
    <style:style style:name="T154" style:family="text">
      <style:text-properties officeooo:rsid="005a3fa8"/>
    </style:style>
    <style:style style:name="T155" style:family="text">
      <style:text-properties officeooo:rsid="00415f3a"/>
    </style:style>
    <style:style style:name="T156" style:family="text">
      <style:text-properties officeooo:rsid="00386ebd"/>
    </style:style>
    <style:style style:name="T157" style:family="text">
      <style:text-properties officeooo:rsid="008d016c"/>
    </style:style>
    <style:style style:name="T158" style:family="text">
      <style:text-properties officeooo:rsid="01fe03f2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1f8729d"/>
    </style:style>
    <style:style style:name="T162" style:family="text">
      <style:text-properties officeooo:rsid="01b6dc57"/>
    </style:style>
    <style:style style:name="T163" style:family="text">
      <style:text-properties officeooo:rsid="015f088a"/>
    </style:style>
    <style:style style:name="T164" style:family="text">
      <style:text-properties officeooo:rsid="0160d7ef"/>
    </style:style>
    <style:style style:name="T165" style:family="text">
      <style:text-properties officeooo:rsid="02735980"/>
    </style:style>
    <style:style style:name="T166" style:family="text">
      <style:text-properties officeooo:rsid="02757f12"/>
    </style:style>
    <style:style style:name="T167" style:family="text">
      <style:text-properties officeooo:rsid="0272f9e5"/>
    </style:style>
    <style:style style:name="T168" style:family="text">
      <style:text-properties officeooo:rsid="026ec296"/>
    </style:style>
    <style:style style:name="T169" style:family="text">
      <style:text-properties officeooo:rsid="0268e0aa"/>
    </style:style>
    <style:style style:name="T170" style:family="text">
      <style:text-properties officeooo:rsid="0072f07f"/>
    </style:style>
    <style:style style:name="T171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T172" style:family="text">
      <style:text-properties officeooo:rsid="014407b5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85" style:family="text">
      <style:text-properties style:use-window-font-color="true" loext:opacity="0%" style:text-outline="false" style:text-line-through-style="none" style:text-line-through-type="none" style:font-name="Atalante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86" style:family="text">
      <style:text-properties style:use-window-font-color="true" loext:opacity="0%" style:text-outline="false" style:text-line-through-style="none" style:text-line-through-type="none" style:text-position="-33% 58%" style:font-name="Bitstream Vera Sans3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text-position="-10% 58%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7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9cm" fo:min-width="0.2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3cm" svg:stroke-color="#000000" draw:marker-start="" draw:marker-start-width="0.049cm" draw:marker-start-center="false" draw:marker-end="" draw:marker-end-width="0.049cm" draw:marker-end-center="false" draw:fill="none" draw:fill-color="#ffffff" draw:textarea-horizontal-align="justify" draw:auto-grow-width="true" fo:min-height="0.457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draw:stroke-dash="Dashed_20__28_var_29__20_906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907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908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9" style:family="graphic">
      <style:graphic-properties draw:stroke="none" draw:stroke-dash="Dashed_20__28_var_29__20_90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91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textarea-horizontal-align="left" draw:auto-grow-height="true" draw:auto-grow-width="true" fo:min-height="0.503cm" fo:min-width="0.004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91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fo:min-height="0.413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draw:stroke-dash="Dashed_20__28_var_29__20_91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solid" draw:stroke-dash="Dashed_20__28_var_29__20_913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914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915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916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917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918" svg:stroke-width="0.041cm" svg:stroke-color="#000000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" style:family="graphic">
      <style:graphic-properties draw:stroke="none" draw:stroke-dash="Dashed_20__28_var_29__20_91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draw:stroke-dash="Dashed_20__28_var_29__20_92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draw:stroke-dash="Dashed_20__28_var_29__20_92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309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draw:stroke-dash="Dashed_20__28_var_29__20_92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68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draw:stroke-dash="Dashed_20__28_var_29__20_923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82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ed_20__28_var_29__20_924" svg:stroke-width="0.041cm" svg:stroke-color="#9d0f89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925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6" style:family="graphic">
      <style:graphic-properties draw:stroke="none" draw:stroke-dash="Dashed_20__28_var_29__20_926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28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ed_20__28_var_29__20_927" svg:stroke-width="0.041cm" svg:stroke-color="#bf33ff" draw:marker-start-width="0.12cm" draw:marker-start-center="false" draw:marker-end-width="0.12cm" draw:marker-end-center="false" draw:fill="none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8" style:family="graphic">
      <style:graphic-properties draw:stroke="none" draw:stroke-dash="Dashed_20__28_var_29__20_928" svg:stroke-width="0.041cm" svg:stroke-color="#9d0f89" draw:marker-start-width="0.12cm" draw:marker-start-center="false" draw:marker-end-width="0.12cm" draw:marker-end-center="false" draw:fill="none" draw:fill-color="#ffffff" draw:fill-image-width="0cm" draw:fill-image-height="0cm" draw:auto-grow-width="true" fo:min-height="0.413cm" fo:min-width="0.206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ed_20__28_var_29__20_929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height="false" draw:auto-grow-width="false" draw:fit-to-size="true" style:shrink-to-fit="false" fo:min-height="0.437cm" draw:shadow="hidden" draw:shadow-offset-x="0.3cm" draw:shadow-offset-y="0.3cm" draw:shadow-color="#808080" style:run-through="foreground"/>
    </style:style>
    <style:style style:name="gr50" style:family="graphic">
      <style:graphic-properties draw:stroke="none" draw:stroke-dash="Dashed_20__28_var_29__20_930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94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draw:stroke-dash="Dashed_20__28_var_29__20_932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94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931" svg:stroke-width="0.041cm" svg:stroke-color="#bf33ff" draw:marker-start-width="0.12cm" draw:marker-start-center="false" draw:marker-end-width="0.12cm" draw:marker-end-center="false" draw:fill="none" draw:fill-color="#ffffff" draw:fill-image-width="0cm" draw:fill-image-height="0cm" draw:auto-grow-width="true" fo:min-height="0.494cm" fo:min-width="0.829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15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1.06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0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457cm" fo:min-width="0.245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457cm" fo:min-width="0.27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width="true" fo:min-height="0.457cm" fo:min-width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7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7" draw:name="Shape2_4" draw:style-name="gr18" draw:text-style-name="P119" svg:width="3.918cm" svg:height="1.031cm" draw:transform="rotate (0.0876155284501153) translate (0.137583333333333cm 0.342194444444444cm)">
        <draw:text-box>
          <text:p text:style-name="P108"><text:span text:style-name="T182">Fiche supplémentaire</text:span></text:p>
        </draw:text-box>
      </draw:frame>
      <draw:frame text:anchor-type="page" text:anchor-page-number="1" draw:z-index="2" draw:name="Shape8_0" draw:style-name="gr70" draw:text-style-name="P114" svg:width="2.703cm" svg:height="0.715cm" draw:transform="rotate (0.0872664625997165) translate (1.32644444444444cm 1.21884722222222cm)">
        <draw:text-box>
          <text:p text:style-name="P108"><text:span text:style-name="T181">Série 1</text:span></text:p>
        </draw:text-box>
      </draw:frame>
      <draw:path text:anchor-type="page" text:anchor-page-number="1" draw:z-index="1" draw:name="Shape7_1" draw:style-name="gr71" draw:text-style-name="P11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0" draw:name="Shape3" draw:style-name="gr72" draw:text-style-name="P108" svg:x1="12.552cm" svg:y1="1.36cm" svg:x2="21.996cm" svg:y2="1.36cm">
        <text:p/>
      </draw:line>
      <text:list xml:id="list3868936556" text:style-name="_5f_Numérotation_20_des_20_exercices">
        <text:list-item text:start-value="1">
          <text:h text:style-name="P106" text:outline-level="1" text:restart-numbering="true" text:start-value="1"><text:soft-page-break/><text:span text:style-name="_5f_Caractères">Réalise ci-dessous la figure suivante : </text:span></text:h>
        </text:list-item>
      </text:list>
      <text:h text:style-name="_5f_Paragraphe" text:outline-level="1"><text:span text:style-name="_5f_Caractères">« Le point Y appartient a (Δ) et à (Γ) ; (Δ) et (Φ) se coupent en Z ; (Ψ) et (Δ) se coupent en K ; le point L est sur (Ψ), sur (Φ), et sur (Γ). »</text:span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1124124649797" text:continue-numbering="true" text:style-name="_5f_Numérotation_20_des_20_exercices">
        <text:list-item>
          <text:h text:style-name="_5f_Titre_5f_Exercices_5f_avec_5f_Titre" text:outline-level="1"><text:span text:style-name="_5f_Caractères_5f_gras">Noms d'une droite</text:span></text:h>
        </text:list-item>
      </text:list>
      <text:h text:style-name="_5f_Paragraphe" text:outline-level="1"><draw:g text:anchor-type="char" draw:z-index="3" draw:name="Shape12_0" draw:style-name="gr65"><draw:line draw:style-name="gr66" draw:text-style-name="P133" svg:x1="7.033cm" svg:y1="0.459cm" svg:x2="7.033cm" svg:y2="0.658cm"><text:p/></draw:line><draw:frame draw:style-name="gr67" draw:text-style-name="P134" svg:width="0.246cm" svg:height="0.458cm" svg:x="2.441cm" svg:y="0.053cm"><draw:text-box><text:p text:style-name="P125"><text:span text:style-name="T189">A</text:span></text:p></draw:text-box></draw:frame><draw:frame draw:style-name="gr68" draw:text-style-name="P134" svg:width="0.276cm" svg:height="0.458cm" svg:x="6.897cm" svg:y="0.053cm"><draw:text-box><text:p text:style-name="P125"><text:span text:style-name="T189">D</text:span></text:p></draw:text-box></draw:frame><draw:line draw:style-name="gr66" draw:text-style-name="P133" svg:x1="1.508cm" svg:y1="0.559cm" svg:x2="8.027cm" svg:y2="0.559cm"><text:p/></draw:line><draw:line draw:style-name="gr66" draw:text-style-name="P133" svg:x1="2.563cm" svg:y1="0.459cm" svg:x2="2.563cm" svg:y2="0.658cm"><text:p/></draw:line><draw:frame draw:style-name="gr67" draw:text-style-name="P134" svg:width="0.246cm" svg:height="0.458cm" svg:x="3.932cm" svg:y="0.053cm"><draw:text-box><text:p text:style-name="P125"><text:span text:style-name="T189">B</text:span></text:p></draw:text-box></draw:frame><draw:line draw:style-name="gr66" draw:text-style-name="P133" svg:x1="4.052cm" svg:y1="0.459cm" svg:x2="4.052cm" svg:y2="0.658cm"><text:p/></draw:line><draw:frame draw:style-name="gr69" draw:text-style-name="P134" svg:width="0.251cm" svg:height="0.458cm" svg:x="5.57cm" svg:y="0.053cm"><draw:text-box><text:p text:style-name="P125"><text:span text:style-name="T189">C</text:span></text:p></draw:text-box></draw:frame><draw:line draw:style-name="gr66" draw:text-style-name="P133" svg:x1="5.694cm" svg:y1="0.459cm" svg:x2="5.694cm" svg:y2="0.658cm"><text:p/></draw:line></draw:g><text:span text:style-name="_5f_Caractères_5f_gras"/></text:h>
      <text:list xml:id="list22112297746967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Écris tous les noms possibles pour cette droit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.</text:span></text:p>
      <text:list xml:id="list22112437339435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bien y aurait-il de noms en plus si on avait placé cinq points sur la droite ? 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.</text:span></text:p>
      <text:list xml:id="list22112274156148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bien faut-il de points pour que la droite ait six noms possibles ? 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.</text:span></text:p>
      <text:list xml:id="list221123064071968" text:continue-numbering="true" text:style-name="_5f_Numérotation_20_des_20_exercices">
        <text:list-item>
          <text:h xml:id="id3846772775" text:style-name="_5f_Titre_5f_Exercices_5f_sans_5f_Titre" text:outline-level="1"><text:span text:style-name="_5f_Caractères"><text:s/>Pour chacune des droites (d1) à (d4), donner au moins trois noms possibles en utilisant les points A, B, C, D, E et F.</text:span></text:h>
        </text:list-item>
      </text:list>
      <text:h text:style-name="_5f_Paragraphe" text:outline-level="1"><draw:g text:anchor-type="paragraph" draw:z-index="4" draw:name="Shape15_1" draw:style-name="gr19"><draw:line draw:style-name="gr53" draw:text-style-name="P130" svg:x1="4.321cm" svg:y1="0.1cm" svg:x2="2.517cm" svg:y2="3.862cm"><text:p/></draw:line><draw:line draw:style-name="gr53" draw:text-style-name="P130" svg:x1="0.049cm" svg:y1="0.822cm" svg:x2="8.173cm" svg:y2="0.822cm"><text:p/></draw:line><draw:line draw:style-name="gr53" draw:text-style-name="P130" svg:x1="1.057cm" svg:y1="3.471cm" svg:x2="8.312cm" svg:y2="0.321cm"><text:p/></draw:line><draw:line draw:style-name="gr53" draw:text-style-name="P130" svg:x1="0.21cm" svg:y1="0.419cm" svg:x2="7.133cm" svg:y2="3.396cm"><text:p/></draw:line><draw:frame draw:style-name="gr54" draw:text-style-name="P131" svg:width="1.59cm" svg:height="0.671cm" svg:x="6.454cm" svg:y="2.583cm"><draw:text-box><text:p text:style-name="P121"><text:span text:style-name="T187">(d</text:span><text:span text:style-name="T188">1</text:span><text:span text:style-name="T187">)</text:span></text:p></draw:text-box></draw:frame><draw:frame draw:style-name="gr55" draw:text-style-name="P131" svg:width="1.661cm" svg:height="0.671cm" svg:x="0cm" svg:y="0.868cm"><draw:text-box><text:p text:style-name="P121"><text:span text:style-name="T187">(d</text:span><text:span text:style-name="T188">2</text:span><text:span text:style-name="T187">)</text:span></text:p></draw:text-box></draw:frame><draw:frame draw:style-name="gr56" draw:text-style-name="P131" svg:width="1.532cm" svg:height="0.671cm" svg:x="0.727cm" svg:y="2.726cm"><draw:text-box><text:p text:style-name="P121"><text:span text:style-name="T187">(d</text:span><text:span text:style-name="T188">3</text:span><text:span text:style-name="T187">)</text:span></text:p></draw:text-box></draw:frame><draw:frame draw:style-name="gr57" draw:text-style-name="P131" svg:width="1.564cm" svg:height="0.671cm" svg:x="2.443cm" svg:y="3.396cm"><draw:text-box><text:p text:style-name="P121"><text:span text:style-name="T187">(d</text:span><text:span text:style-name="T188">4</text:span><text:span text:style-name="T187">)</text:span></text:p></draw:text-box></draw:frame><draw:frame draw:style-name="gr58" draw:text-style-name="P131" svg:width="0.747cm" svg:height="0.673cm" svg:x="0.76cm" svg:y="0.196cm"><draw:text-box><text:p text:style-name="P121"><text:span text:style-name="T187">A</text:span></text:p></draw:text-box></draw:frame><draw:frame draw:style-name="gr59" draw:text-style-name="P131" svg:width="0.747cm" svg:height="0.671cm" svg:x="4.05cm" svg:y="0.32cm"><draw:text-box><text:p text:style-name="P121"><text:span text:style-name="T187">B</text:span></text:p></draw:text-box></draw:frame><draw:frame draw:style-name="gr60" draw:text-style-name="P131" svg:width="0.752cm" svg:height="0.671cm" svg:x="6.847cm" svg:y="0.15cm"><draw:text-box><text:p text:style-name="P121"><text:span text:style-name="T187">C</text:span></text:p></draw:text-box></draw:frame><draw:frame draw:style-name="gr61" draw:text-style-name="P131" svg:width="0.777cm" svg:height="0.671cm" svg:x="3.549cm" svg:y="1.445cm"><draw:text-box><text:p text:style-name="P121"><text:span text:style-name="T187">D</text:span></text:p></draw:text-box></draw:frame><draw:frame draw:style-name="gr62" draw:text-style-name="P131" svg:width="0.727cm" svg:height="0.671cm" svg:x="2.607cm" svg:y="1.96cm"><draw:text-box><text:p text:style-name="P121"><text:span text:style-name="T187">E</text:span></text:p></draw:text-box></draw:frame><draw:frame draw:style-name="gr63" draw:text-style-name="P131" svg:width="0.708cm" svg:height="0.671cm" svg:x="4.112cm" svg:y="2.198cm"><draw:text-box><text:p text:style-name="P121"><text:span text:style-name="T187">F</text:span></text:p></draw:text-box></draw:frame><draw:frame draw:style-name="gr64" draw:text-style-name="P132" svg:width="0.505cm" svg:height="0.74cm" svg:x="2.517cm" svg:y="2.059cm"><draw:text-box><text:p/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21122674103781" text:continue-numbering="true" text:style-name="_5f_Numérotation_20_des_20_exercices">
        <text:list-item>
          <text:list>
            <text:list-item>
              <text:p text:style-name="_5f_Paragraphe_5f_Réponse_5f_Elève"><text:span text:style-name="_5f_Caractères">(d</text:span><text:span text:style-name="_5f_Caractères_5f_indice">1</text:span><text:span text:style-name="_5f_Caractères">) : </text:span><text:span text:style-name="_5f_pointillés_20_gris">………………………………………………….</text:span></text:p>
            </text:list-item>
            <text:list-item>
              <text:p text:style-name="_5f_Paragraphe_5f_Réponse_5f_Elève"><text:span text:style-name="_5f_Caractères">(d</text:span><text:span text:style-name="_5f_Caractères_5f_indice">2</text:span><text:span text:style-name="_5f_Caractères">) : </text:span><text:span text:style-name="_5f_pointillés_20_gris">………………………………………………….</text:span></text:p>
            </text:list-item>
            <text:list-item>
              <text:p text:style-name="_5f_Paragraphe_5f_Réponse_5f_Elève"><text:span text:style-name="_5f_Caractères">(d</text:span><text:span text:style-name="_5f_Caractères_5f_indice">3</text:span><text:span text:style-name="_5f_Caractères">) : </text:span><text:span text:style-name="_5f_pointillés_20_gris">………………………………………………….</text:span></text:p>
            </text:list-item>
            <text:list-item>
              <text:p text:style-name="_5f_Paragraphe_5f_Réponse_5f_Elève"><text:span text:style-name="_5f_Caractères">(d</text:span><text:span text:style-name="_5f_Caractères_5f_indice">4</text:span><text:span text:style-name="_5f_Caractères">) : </text:span><text:span text:style-name="_5f_pointillés_20_gris">………………………………………………….</text:span></text:p>
            </text:list-item>
          </text:list>
        </text:list-item>
      </text:list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1123001483501" text:continue-numbering="true" text:style-name="_5f_Numérotation_20_des_20_exercices">
        <text:list-item>
          <text:h text:style-name="_5f_Titre_5f_Exercices_5f_sans_5f_Titre" text:outline-level="1"><text:span text:style-name="_5f_Caractères">Complète ci-dessous la figure : </text:span></text:h>
        </text:list-item>
      </text:list>
      <text:h text:style-name="_5f_Paragraphe" text:outline-level="1"><text:span text:style-name="_5f_Caractères">Trace la droite passant par A et B. On la nomme (d</text:span><text:span text:style-name="_5f_Caractères_5f_indice">1</text:span><text:span text:style-name="_5f_Caractères">).</text:span></text:h>
      <text:h text:style-name="_5f_Paragraphe" text:outline-level="1"><text:span text:style-name="_5f_Caractères">Trace la droite passant par C et D. On la nomme (d</text:span><text:span text:style-name="_5f_Caractères_5f_indice">2</text:span><text:span text:style-name="_5f_Caractères">).</text:span></text:h>
      <text:h text:style-name="_5f_Paragraphe" text:outline-level="1"><text:span text:style-name="_5f_Caractères">Trace la droite passant par A et C. On la nomme (d</text:span><text:span text:style-name="_5f_Caractères_5f_indice">3</text:span><text:span text:style-name="_5f_Caractères">).</text:span></text:h>
      <text:h text:style-name="_5f_Paragraphe" text:outline-level="1"><text:span text:style-name="_5f_Caractères">Trace la droite passant par B et D. On la nomme (d</text:span><text:span text:style-name="_5f_Caractères_5f_indice">4</text:span><text:span text:style-name="_5f_Caractères">).</text:span></text:h>
      <text:h text:style-name="_5f_Paragraphe" text:outline-level="1"><text:span text:style-name="_5f_Caractères">Place E, point d’intersection de (d</text:span><text:span text:style-name="_5f_Caractères_5f_indice">3</text:span><text:span text:style-name="_5f_Caractères">) et (d</text:span><text:span text:style-name="_5f_Caractères_5f_indice">4</text:span><text:span text:style-name="_5f_Caractères">).</text:span></text:h>
      <text:h text:style-name="_5f_Paragraphe" text:outline-level="1"><text:span text:style-name="_5f_Caractères"/></text:h>
      <text:h text:style-name="_5f_Paragraphe" text:outline-level="1"><draw:g text:anchor-type="paragraph" draw:z-index="6" draw:name="Shape10" draw:style-name="gr19"><draw:g draw:style-name="gr20"><draw:g draw:style-name="gr20"><draw:line draw:style-name="gr21" draw:text-style-name="P120" svg:x1="5.034cm" svg:y1="0.434cm" svg:x2="4.774cm" svg:y2="0.546cm"><text:p/></draw:line><draw:line draw:style-name="gr21" draw:text-style-name="P120" svg:x1="4.961cm" svg:y1="0.62cm" svg:x2="4.849cm" svg:y2="0.36cm"><text:p/></draw:line></draw:g><draw:frame draw:style-name="gr22" draw:text-style-name="P122" svg:width="0.773cm" svg:height="0.708cm" svg:x="4.832cm" svg:y="0.445cm"><draw:text-box><text:p text:style-name="P121"><text:span text:style-name="T183">B</text:span></text:p></draw:text-box></draw:frame></draw:g><draw:g draw:style-name="gr20"><draw:frame draw:style-name="gr23" draw:text-style-name="P122" svg:width="0.773cm" svg:height="0.71cm" svg:x="2.731cm" svg:y="0.152cm"><draw:text-box><text:p text:style-name="P121"><text:span text:style-name="T183">A</text:span></text:p></draw:text-box></draw:frame><draw:g draw:style-name="gr20"><draw:line draw:style-name="gr21" draw:text-style-name="P120" svg:x1="3.107cm" svg:y1="0.074cm" svg:x2="2.847cm" svg:y2="0.186cm"><text:p/></draw:line><draw:line draw:style-name="gr21" draw:text-style-name="P120" svg:x1="3.034cm" svg:y1="0.26cm" svg:x2="2.922cm" svg:y2="0cm"><text:p/></draw:line></draw:g></draw:g><draw:g draw:style-name="gr20"><draw:g draw:style-name="gr20"><draw:line draw:style-name="gr21" draw:text-style-name="P120" svg:x1="4.967cm" svg:y1="2.034cm" svg:x2="4.707cm" svg:y2="2.146cm"><text:p/></draw:line><draw:line draw:style-name="gr21" draw:text-style-name="P120" svg:x1="4.894cm" svg:y1="2.22cm" svg:x2="4.782cm" svg:y2="1.96cm"><text:p/></draw:line></draw:g><draw:frame draw:style-name="gr22" draw:text-style-name="P122" svg:width="0.773cm" svg:height="0.708cm" svg:x="4.765cm" svg:y="2.044cm"><draw:text-box><text:p text:style-name="P121"><text:span text:style-name="T183">C</text:span></text:p></draw:text-box></draw:frame></draw:g><draw:g draw:style-name="gr20"><draw:g draw:style-name="gr20"><draw:line draw:style-name="gr21" draw:text-style-name="P120" svg:x1="3.131cm" svg:y1="1.542cm" svg:x2="2.871cm" svg:y2="1.654cm"><text:p/></draw:line><draw:line draw:style-name="gr21" draw:text-style-name="P120" svg:x1="3.056cm" svg:y1="1.728cm" svg:x2="2.944cm" svg:y2="1.468cm"><text:p/></draw:line></draw:g><draw:frame draw:style-name="gr24" draw:text-style-name="P122" svg:width="0.777cm" svg:height="0.708cm" svg:x="2.93cm" svg:y="1.552cm"><draw:text-box><text:p text:style-name="P121"><text:span text:style-name="T183">D</text:span></text:p></draw:text-box></draw:frame></draw:g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221124028270413" text:continue-numbering="true" text:style-name="_5f_Numérotation_20_des_20_exercices">
        <text:list-item>
          <text:h text:style-name="_5f_Titre_5f_Exercices_5f_sans_5f_Titre" text:outline-level="1"><text:span text:style-name="_5f_Caractères">Complète par « vrai » ou « faux », sachant que les points M, N et O sont les centres respectifs des cercles (</text:span><text:span text:style-name="_5f_Caractères_5f_atalante">c</text:span><text:span text:style-name="_5f_Caractères_5f_indice">1</text:span><text:span text:style-name="_5f_Caractères">), (</text:span><text:span text:style-name="_5f_Caractères_5f_atalante">c</text:span><text:span text:style-name="_5f_Caractères_5f_indice">2</text:span><text:span text:style-name="_5f_Caractères">) et (</text:span><text:span text:style-name="_5f_Caractères_5f_atalante">c</text:span><text:span text:style-name="_5f_Caractères_5f_indice">3</text:span><text:span text:style-name="_5f_Caractères">).</text:span></text:h>
        </text:list-item>
      </text:list>
      <text:h text:style-name="_5f_Paragraphe" text:outline-level="1"><draw:g text:anchor-type="paragraph" draw:z-index="5" draw:name="Shape9_0" draw:style-name="gr25"><draw:g draw:style-name="gr20"><draw:ellipse draw:style-name="gr26" draw:text-style-name="P123" svg:width="3.259cm" svg:height="3.241cm" svg:x="0.471cm" svg:y="1.346cm"><text:p/></draw:ellipse><draw:ellipse draw:style-name="gr27" draw:text-style-name="P123" svg:width="1.468cm" svg:height="1.458cm" svg:x="2.259cm" svg:y="0.616cm"><text:p/></draw:ellipse><draw:ellipse draw:style-name="gr28" draw:text-style-name="P123" svg:width="4.07cm" svg:height="4.056cm" svg:x="3.235cm" svg:y="0.695cm"><text:p/></draw:ellipse><draw:frame draw:style-name="gr29" draw:text-style-name="P124" svg:width="0.004cm" svg:height="0.503cm" svg:x="6.736cm" svg:y="0.371cm"><draw:text-box><text:p/></draw:text-box></draw:frame><draw:frame draw:style-name="gr30" draw:text-style-name="P124" svg:width="0.004cm" svg:height="0.503cm" svg:x="6.736cm" svg:y="0.616cm"><draw:text-box><text:p/></draw:text-box></draw:frame><draw:frame draw:style-name="gr31" draw:text-style-name="P126" svg:width="0.216cm" svg:height="0.414cm" svg:x="1.991cm" svg:y="0.949cm"><draw:text-box><text:p text:style-name="P125"><text:span text:style-name="T184">A</text:span></text:p></draw:text-box></draw:frame><draw:frame draw:style-name="gr32" draw:text-style-name="P126" svg:width="0.246cm" svg:height="0.414cm" svg:x="3.81cm" svg:y="1.334cm"><draw:text-box><text:p text:style-name="P125"><text:span text:style-name="T184">B</text:span></text:p></draw:text-box></draw:frame><draw:g draw:style-name="gr20"><draw:line draw:style-name="gr33" draw:text-style-name="P127" svg:x1="1.995cm" svg:y1="2.875cm" svg:x2="2.187cm" svg:y2="3.058cm"><text:p/></draw:line><draw:line draw:style-name="gr34" draw:text-style-name="P127" svg:x1="2.187cm" svg:y1="2.875cm" svg:x2="1.995cm" svg:y2="3.058cm"><text:p/></draw:line></draw:g><draw:g draw:style-name="gr20"><draw:line draw:style-name="gr35" draw:text-style-name="P127" svg:x1="2.893cm" svg:y1="1.247cm" svg:x2="3.085cm" svg:y2="1.438cm"><text:p/></draw:line><draw:line draw:style-name="gr36" draw:text-style-name="P127" svg:x1="3.085cm" svg:y1="1.247cm" svg:x2="2.893cm" svg:y2="1.438cm"><text:p/></draw:line></draw:g><draw:g draw:style-name="gr20"><draw:line draw:style-name="gr37" draw:text-style-name="P127" svg:x1="5.17cm" svg:y1="2.628cm" svg:x2="5.361cm" svg:y2="2.82cm"><text:p/></draw:line><draw:line draw:style-name="gr38" draw:text-style-name="P127" svg:x1="5.361cm" svg:y1="2.628cm" svg:x2="5.17cm" svg:y2="2.82cm"><text:p/></draw:line></draw:g><draw:frame draw:style-name="gr39" draw:text-style-name="P126" svg:width="0.251cm" svg:height="0.414cm" svg:x="3.51cm" svg:y="1.833cm"><draw:text-box><text:p text:style-name="P125"><text:span text:style-name="T184">C</text:span></text:p></draw:text-box></draw:frame><draw:frame draw:style-name="gr40" draw:text-style-name="P126" svg:width="0.276cm" svg:height="0.414cm" svg:x="3.132cm" svg:y="3.583cm"><draw:text-box><text:p text:style-name="P125"><text:span text:style-name="T184">D</text:span></text:p></draw:text-box></draw:frame><draw:frame draw:style-name="gr41" draw:text-style-name="P126" svg:width="0.309cm" svg:height="0.414cm" svg:x="1.614cm" svg:y="2.77cm"><draw:text-box><text:p text:style-name="P125"><text:span text:style-name="T184">M</text:span></text:p></draw:text-box></draw:frame><draw:frame draw:style-name="gr42" draw:text-style-name="P126" svg:width="0.269cm" svg:height="0.414cm" svg:x="3.138cm" svg:y="1.149cm"><draw:text-box><text:p text:style-name="P125"><text:span text:style-name="T184">N</text:span></text:p></draw:text-box></draw:frame><draw:frame draw:style-name="gr43" draw:text-style-name="P126" svg:width="0.283cm" svg:height="0.414cm" svg:x="5.418cm" svg:y="2.533cm"><draw:text-box><text:p text:style-name="P125"><text:span text:style-name="T184">O</text:span></text:p></draw:text-box></draw:frame><draw:ellipse draw:style-name="gr44" draw:text-style-name="P123" svg:width="3.259cm" svg:height="3.241cm" svg:x="0.471cm" svg:y="1.346cm"><text:p/></draw:ellipse><draw:line draw:style-name="gr45" draw:text-style-name="P123" svg:x1="5.648cm" svg:y1="0.616cm" svg:x2="5.567cm" svg:y2="0.856cm"><text:p/></draw:line><draw:frame draw:style-name="gr46" draw:text-style-name="P126" svg:width="0.228cm" svg:height="0.414cm" svg:x="5.658cm" svg:y="0.233cm"><draw:text-box><text:p text:style-name="P125"><text:span text:style-name="T184">E</text:span></text:p></draw:text-box></draw:frame><draw:line draw:style-name="gr47" draw:text-style-name="P123" svg:x1="0.374cm" svg:y1="3.069cm" svg:x2="0.579cm" svg:y2="3.062cm"><text:p/></draw:line><draw:frame draw:style-name="gr48" draw:text-style-name="P126" svg:width="0.207cm" svg:height="0.414cm" svg:x="0.164cm" svg:y="2.845cm"><draw:text-box><text:p text:style-name="P125"><text:span text:style-name="T184">F</text:span></text:p></draw:text-box></draw:frame><draw:frame draw:style-name="gr49" draw:text-style-name="P124" svg:width="0.525cm" svg:height="0.775cm" svg:x="0.349cm" svg:y="1.362cm"><draw:text-box><text:p/></draw:text-box></draw:frame><draw:frame draw:style-name="gr50" draw:text-style-name="P129" svg:width="0.83cm" svg:height="0.495cm" svg:x="0.095cm" svg:y="1.461cm"><draw:text-box><text:p text:style-name="P128"><text:span text:style-name="T184">(</text:span><text:span text:style-name="T185">c</text:span><text:span text:style-name="T186">1</text:span><text:span text:style-name="T184">)</text:span></text:p></draw:text-box></draw:frame><draw:frame draw:style-name="gr51" draw:text-style-name="P129" svg:width="0.83cm" svg:height="0.495cm" svg:x="6.572cm" svg:y="0.831cm"><draw:text-box><text:p text:style-name="P128"><text:span text:style-name="T184">(</text:span><text:span text:style-name="T185">c</text:span><text:span text:style-name="T186">3</text:span><text:span text:style-name="T184">)</text:span></text:p></draw:text-box></draw:frame><draw:frame draw:style-name="gr52" draw:text-style-name="P129" svg:width="0.83cm" svg:height="0.495cm" svg:x="2.672cm" svg:y="0.159cm"><draw:text-box><text:p text:style-name="P128"><text:span text:style-name="T184">(</text:span><text:span text:style-name="T185">c</text:span><text:span text:style-name="T186">2</text:span><text:span text:style-name="T184">)</text:span></text:p></draw:text-box></draw:frame></draw:g></draw:g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list xml:id="list221123171264433" text:continue-numbering="true" text:style-name="_5f_Numérotation_20_des_20_exercices">
        <text:list-item>
          <text:list>
            <text:list-item>
              <text:p text:style-name="_5f_Paragraphe_5f_Réponse_5f_Elève"><text:span text:style-name="_5f_Caractères">[AC] est le diamètre du cercle (c1) : </text:span><text:span text:style-name="_5f_pointillés_20_gris">…………</text:span></text:p>
            </text:list-item>
            <text:list-item>
              <text:p text:style-name="_5f_Paragraphe_5f_Réponse_5f_Elève"><text:span text:style-name="_5f_Caractères">A et C sont les points d’intersection des cercles (</text:span><text:span text:style-name="_5f_Caractères_5f_atalante">c</text:span><text:span text:style-name="_5f_Caractères_5f_indice">1</text:span><text:span text:style-name="_5f_Caractères">) et (</text:span><text:span text:style-name="_5f_Caractères_5f_atalante">c</text:span><text:span text:style-name="_5f_Caractères_5f_indice">2</text:span><text:span text:style-name="_5f_Caractères">) : </text:span><text:span text:style-name="_5f_pointillés_20_gris">…………</text:span></text:p>
            </text:list-item>
            <text:list-item>
              <text:p text:style-name="_5f_Paragraphe_5f_Réponse_5f_Elève"><text:span text:style-name="_5f_Caractères">[CD] est une corde de deux cercles : </text:span><text:span text:style-name="_5f_pointillés_20_gris">…………..</text:span></text:p>
            </text:list-item>
            <text:list-item>
              <text:p text:style-name="_5f_Paragraphe_5f_Réponse_5f_Elève"><text:span text:style-name="_5f_Caractères">Le point A appartient aux trois cercles : </text:span><text:span text:style-name="_5f_pointillés_20_gris">………………</text:span></text:p>
            </text:list-item>
            <text:list-item>
              <text:p text:style-name="_5f_Paragraphe_5f_Réponse_5f_Elève"><text:span text:style-name="_5f_Caractères">[MC] est un rayon du cercle (</text:span><text:span text:style-name="_5f_Caractères_5f_atalante">c</text:span><text:span text:style-name="_5f_Caractères_5f_indice">1</text:span><text:span text:style-name="_5f_Caractères">) : </text:span><text:span text:style-name="_5f_pointillés_20_gris">…………….</text:span></text:p>
            </text:list-item>
            <text:list-item>
              <text:p text:style-name="_5f_Paragraphe_5f_Réponse_5f_Elève"><text:span text:style-name="_5f_Caractères">Le cercle (</text:span><text:span text:style-name="_5f_Caractères_5f_atalante">c</text:span><text:span text:style-name="_5f_Caractères_5f_indice">2</text:span><text:span text:style-name="_5f_Caractères">) passe par les points A, B et C : </text:span><text:span text:style-name="_5f_pointillés_20_gris">……………...</text:span></text:p>
            </text:list-item>
          </text:list>
        </text:list-item>
      </text:list>
      <text:p text:style-name="Standard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Times New Roman2" svg:font-family="'Times New Roman'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4274b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" style:family="paragraph" style:parent-style-name="Footer">
      <style:text-properties officeooo:paragraph-rsid="00a59a60"/>
    </style:style>
    <style:style style:name="MP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2" style:family="paragraph" style:parent-style-name="Header">
      <style:paragraph-properties fo:text-align="center" style:justify-single-word="false"/>
      <style:text-properties officeooo:paragraph-rsid="00ab054e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14" style:family="paragraph" style:parent-style-name="Footer">
      <style:text-properties officeooo:paragraph-rsid="00c384cf"/>
    </style:style>
    <style:style style:name="MP15" style:family="paragraph" style:parent-style-name="Footer">
      <style:text-properties officeooo:paragraph-rsid="00d8520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18" style:family="paragraph">
      <style:paragraph-properties fo:text-align="center"/>
    </style:style>
    <style:style style:name="MP19" style:family="paragraph" style:parent-style-name="Footer">
      <style:text-properties officeooo:paragraph-rsid="030c4d7d"/>
    </style:style>
    <style:style style:name="MP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23" style:family="paragraph" style:parent-style-name="_5f_Header_20_G_20_page_20_paire_20__28_G_29_">
      <style:paragraph-properties fo:text-align="start" style:justify-single-word="false"/>
    </style:style>
    <style:style style:name="MP24" style:family="paragraph" style:parent-style-name="_5f_Header_20_G_20_page_20_paire_20__28_G_29_">
      <style:text-properties officeooo:paragraph-rsid="0334a5be"/>
    </style:style>
    <style:style style:name="MP25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officeooo:paragraph-rsid="002aa84d"/>
    </style:style>
    <style:style style:name="MP2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3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3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8" style:family="paragraph" style:parent-style-name="Header">
      <style:paragraph-properties fo:text-align="start" style:justify-single-word="false"/>
      <style:text-properties officeooo:paragraph-rsid="0211dd7e"/>
    </style:style>
    <style:style style:name="MP39" style:family="paragraph" style:parent-style-name="Footer">
      <style:paragraph-properties fo:text-align="start" style:justify-single-word="false"/>
      <style:text-properties officeooo:paragraph-rsid="0211dd7e"/>
    </style:style>
    <style:style style:name="MP40" style:family="paragraph" style:parent-style-name="Footer">
      <style:text-properties officeooo:rsid="0242edd8" officeooo:paragraph-rsid="0242edd8"/>
    </style:style>
    <style:style style:name="MP4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2" style:family="paragraph" style:parent-style-name="Footer">
      <style:text-properties officeooo:paragraph-rsid="008d016c"/>
    </style:style>
    <style:style style:name="MP43" style:family="paragraph" style:parent-style-name="Header">
      <style:paragraph-properties fo:margin-left="0cm" fo:margin-right="0cm" fo:text-indent="0cm" style:auto-text-indent="false"/>
    </style:style>
    <style:style style:name="MP44" style:family="paragraph" style:parent-style-name="Footer">
      <style:text-properties officeooo:paragraph-rsid="010f7046"/>
    </style:style>
    <style:style style:name="MP45" style:family="paragraph" style:parent-style-name="Footer">
      <style:text-properties officeooo:paragraph-rsid="01120261"/>
    </style:style>
    <style:style style:name="MP4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8" style:family="paragraph" style:parent-style-name="_5f_Header_20_D_20_page_20_impaire_20__28_D_29_">
      <style:text-properties officeooo:paragraph-rsid="01a13e78"/>
    </style:style>
    <style:style style:name="MP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2" style:family="paragraph" style:parent-style-name="Footer">
      <style:paragraph-properties fo:text-align="end" style:justify-single-word="false"/>
      <style:text-properties officeooo:paragraph-rsid="00d4df5c"/>
    </style:style>
    <style:style style:name="MP53" style:family="paragraph" style:parent-style-name="Footer">
      <style:paragraph-properties fo:text-align="start" style:justify-single-word="false"/>
      <style:text-properties officeooo:paragraph-rsid="00d4df5c"/>
    </style:style>
    <style:style style:name="MP54" style:family="paragraph" style:parent-style-name="_5f_Header_20_G_20_page_20_impaire_20__28_D_29_">
      <style:text-properties officeooo:paragraph-rsid="01259ec2"/>
    </style:style>
    <style:style style:name="MP55" style:family="paragraph" style:parent-style-name="_5f_Header_20_G_20_page_20_paire_20__28_G_29_">
      <style:text-properties officeooo:paragraph-rsid="00eb2abc"/>
    </style:style>
    <style:style style:name="MP56" style:family="paragraph" style:parent-style-name="_5f_Footer_20_page_20_paire_20__28_G_29_">
      <style:text-properties fo:font-size="9pt" style:font-size-asian="9pt" style:font-size-complex="9pt"/>
    </style:style>
    <style:style style:name="MP57" style:family="paragraph" style:parent-style-name="_5f_Header_20_N_20_page_20_impaire_20__28_D_29_">
      <style:paragraph-properties fo:text-align="start" style:justify-single-word="false"/>
    </style:style>
    <style:style style:name="MP58" style:family="paragraph" style:parent-style-name="Footer">
      <style:text-properties officeooo:paragraph-rsid="00d4df5c"/>
    </style:style>
    <style:style style:name="MP5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0" style:family="paragraph">
      <loext:graphic-properties draw:fill="solid" draw:fill-color="#d7e12c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7" style:family="paragraph" style:parent-style-name="Footer">
      <style:text-properties officeooo:paragraph-rsid="00863005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2" style:family="paragraph" style:parent-style-name="_5f_Header_20_N_20_page_20_impaire_20__28_D_29_">
      <style:text-properties officeooo:rsid="0277791e" officeooo:paragraph-rsid="0277791e"/>
    </style:style>
    <style:style style:name="MP83" style:family="paragraph" style:parent-style-name="_5f_Header_20_N_20_page_20_impaire_20__28_D_29_">
      <style:text-properties officeooo:rsid="027aa87d" officeooo:paragraph-rsid="027aa87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" style:family="text">
      <style:text-properties officeooo:rsid="00b5d2d1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" style:family="text">
      <style:text-properties officeooo:rsid="009e3fdd"/>
    </style:style>
    <style:style style:name="MT10" style:family="text">
      <style:text-properties officeooo:rsid="00b6801f"/>
    </style:style>
    <style:style style:name="MT11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8" style:family="text">
      <style:text-properties officeooo:rsid="00a4cf55"/>
    </style:style>
    <style:style style:name="MT19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25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26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27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2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3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3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3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37" style:family="text">
      <style:text-properties officeooo:rsid="0315af39"/>
    </style:style>
    <style:style style:name="MT38" style:family="text">
      <style:text-properties officeooo:rsid="0334a5be"/>
    </style:style>
    <style:style style:name="MT39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4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4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4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44" style:family="text">
      <style:text-properties officeooo:rsid="005a3fa8"/>
    </style:style>
    <style:style style:name="MT4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46" style:family="text">
      <style:text-properties officeooo:rsid="00415f3a"/>
    </style:style>
    <style:style style:name="MT47" style:family="text">
      <style:text-properties officeooo:rsid="00386ebd"/>
    </style:style>
    <style:style style:name="MT48" style:family="text">
      <style:text-properties officeooo:rsid="008d016c"/>
    </style:style>
    <style:style style:name="MT49" style:family="text">
      <style:text-properties officeooo:rsid="01fe03f2"/>
    </style:style>
    <style:style style:name="MT5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51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55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5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5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6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61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6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6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6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6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71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7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8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7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0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2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3" style:family="text">
      <style:text-properties officeooo:rsid="010c4d3a"/>
    </style:style>
    <style:style style:name="MT84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9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9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94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5" style:family="text">
      <style:text-properties fo:font-size="16pt" style:font-size-asian="16pt" style:font-size-complex="16pt"/>
    </style:style>
    <style:style style:name="MT96" style:family="text"/>
    <style:style style:name="MT97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98" style:family="text">
      <style:text-properties officeooo:rsid="01f8729d"/>
    </style:style>
    <style:style style:name="MT99" style:family="text">
      <style:text-properties officeooo:rsid="01b6dc57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10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04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3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4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3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8" style:family="text">
      <style:text-properties officeooo:rsid="00a59a60"/>
    </style:style>
    <style:style style:name="MT13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2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4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>
      <style:footer>
        <text:p text:style-name="MP1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9" draw:name="Shape4_20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Géométrie plane : </text:span><text:span text:style-name="MT6">Parallèles, perpendiculaires, </text:span><text:span text:style-name="MT7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draw:g text:anchor-type="paragraph" draw:z-index="126" draw:name="Shape4_206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7" draw:name="Shape4_20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24" draw:name="Shape4_1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1">Géométrie plane</text:span> : <text:span text:style-name="MT11">Milieu, alignement, </text:span><text:span text:style-name="MT12">appartenance</text:span></text:p>
      </style:header>
      <style:footer>
        <text:p text:style-name="MP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5" draw:name="Shape4_1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Géométrie plane : </text:span><text:span text:style-name="MT13">milieu, Alignement, </text:span><text:span text:style-name="MT14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2" draw:name="Shape4_15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13">milieu, alignement, </text:span><text:span text:style-name="MT14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3" draw:name="Shape4_1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21" draw:name="Shape4_1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1">Points, droites </text:span><text:span text:style-name="MT17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text:page-number text:select-page="current">1</text:page-number></text:p></draw:text-box></draw:frame><text:p text:style-name="MP10">Géométrie plane : points, droites <text:span text:style-name="MT18">et cercles</text:span></text:p></draw:text-box></draw:frame><draw:g text:anchor-type="paragraph" draw:z-index="344" draw:name="Shape4_118" draw:style-name="Mgr1"><draw:path draw:style-name="Mgr2" draw:text-style-name="MP3" svg:width="0.855cm" svg:height="1.172cm" svg:x="18.464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1112" text:anchor-type="paragraph" svg:y="-0.06cm" draw:z-index="118"><draw:text-box fo:min-height="0.499cm" fo:min-width="3cm"><draw:frame draw:style-name="Mfr2" draw:name="Frame41112" text:anchor-type="frame" svg:x="0.45cm" svg:y="0.079cm" svg:width="0.817cm" draw:z-index="119"><draw:text-box fo:min-height="0.355cm"><text:p text:style-name="MP2"><draw:g text:anchor-type="paragraph" draw:z-index="120" draw:name="Shape4_2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224</text:page-number></text:p></draw:text-box></draw:frame><text:p text:style-name="MP11">Géométrie plane : points, droites <text:span text:style-name="MT18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6" draw:name="Shape4_200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117" draw:name="Shape4_201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4" draw:name="Shape4_19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5" draw:name="Shape4_1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20">R</text:span><text:span text:style-name="MT21">epères du plan : Se </text:span><text:span text:style-name="MT22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23">Repères du plan : Se </text:span><text:span text:style-name="MT24">déplacer</text:span></text:p></draw:text-box></draw:frame><draw:g text:anchor-type="paragraph" draw:z-index="112" draw:name="Shape4_192" draw:style-name="Mgr1"><draw:path draw:style-name="Mgr2" draw:text-style-name="MP3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23">Repères du plan : se </text:span><text:span text:style-name="MT24">déplacer</text:span></text:p></draw:text-box></draw:frame><draw:g text:anchor-type="paragraph" draw:z-index="113" draw:name="Shape4_19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2"><text:span text:style-name="MT19">Repères du plan : Se repérer</text:span> </text:p>
      </style:header>
      <style:footer>
        <text:p text:style-name="MP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0" draw:name="Shape4_19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1" draw:name="Shape4_19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0">R</text:span>epères du plan : Se repérer</text:p>
      </style:header>
      <style:header-left>
        <text:p text:style-name="_5f_Header_20_G_20_page_20_paire_20__28_G_29_"><text:span text:style-name="MT10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6">Repères du plan : Se repérer</text:p></draw:text-box></draw:frame><draw:g text:anchor-type="paragraph" draw:z-index="108" draw:name="Shape4_11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Repères du plan : se repérer</text:p></draw:text-box></draw:frame><draw:g text:anchor-type="paragraph" draw:z-index="109" draw:name="Shape4_18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2" draw:name="Shape3_34" draw:style-name="Mgr3" draw:text-style-name="MP18" svg:x1="15.448cm" svg:y1="0.365cm" svg:x2="20.496cm" svg:y2="0.36cm"><text:p/></draw:line><text:span text:style-name="MT25">Angles</text:span><text:span text:style-name="MT26"> : </text:span><text:span text:style-name="MT27">Calculer des mesures d’angle</text:span></text:p>
      </style:header>
      <style:header-left>
        <text:p text:style-name="_5f_Header_20_G_20_page_20_paire_20__28_G_29_"><draw:line text:anchor-type="paragraph" draw:z-index="333" draw:name="Shape3_36" draw:style-name="Mgr3" draw:text-style-name="MP18" svg:x1="15.448cm" svg:y1="0.365cm" svg:x2="20.496cm" svg:y2="0.36cm"><text:p/></draw:line><text:span text:style-name="MT25">Angles : </text:span><text:span text:style-name="MT2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0">Calculer des </text:span><text:span text:style-name="MT31">Mesure</text:span><text:span text:style-name="MT30">s</text:span><text:span text:style-name="MT3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2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4" draw:name="Shape4_18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0" draw:name="Shape4_18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3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7" draw:name="Shape3_32" draw:style-name="Mgr3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3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_5f_Header_20_G_20_page_20_paire_20__28_G_29_"><draw:line text:anchor-type="paragraph" draw:z-index="340" draw:name="Shape3_30" draw:style-name="Mgr3" draw:text-style-name="MP18" svg:x1="11.435cm" svg:y1="0.388cm" svg:x2="20.496cm" svg:y2="0.36cm"><text:p/></draw:line><text:span text:style-name="MT35">Angles</text:span> : <text:span text:style-name="MT35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36" draw:name="Shape4_17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6">Angles </text:span><text:span text:style-name="MT23">: </text:span><text:span text:style-name="MT36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2" draw:name="Shape3_35" draw:style-name="Mgr3" draw:text-style-name="MP18" svg:x1="11.344cm" svg:y1="0.358cm" svg:x2="20.497cm" svg:y2="0.36cm"><text:p/></draw:line><text:span text:style-name="MT37">Angles </text:span>: Nommer un angle</text:p>
      </style:header>
      <style:footer>
        <text:p text:style-name="MP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41" draw:name="Shape4_1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38" draw:name="Shape4_18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8" draw:name="Shape3_7" draw:style-name="Mgr3" draw:text-style-name="MP18" svg:x1="15.12cm" svg:y1="0.36cm" svg:x2="20.496cm" svg:y2="0.36cm"><text:p/></draw:line><text:s/><text:span text:style-name="MT38">Angles : </text:span>Angles : <text:span text:style-name="MT39">Comprendre la notion d’angle</text:span></text:p>
      </style:header>
      <style:header-left>
        <text:p text:style-name="MP23"><draw:line text:anchor-type="paragraph" draw:z-index="9" draw:name="Shape3_29" draw:style-name="Mgr3" draw:text-style-name="MP18" svg:x1="15.12cm" svg:y1="0.36cm" svg:x2="20.496cm" svg:y2="0.36cm"><text:p/></draw:line>Angles : <text:span text:style-name="MT39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2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28">Angles : </text:span><text:span text:style-name="MT4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<text:span text:style-name="MT28">Angles : </text:span><text:span text:style-name="MT41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24"><draw:line text:anchor-type="paragraph" draw:z-index="343" draw:name="Shape3_33" draw:style-name="Mgr3" draw:text-style-name="MP18" svg:x1="15.12cm" svg:y1="0.36cm" svg:x2="20.496cm" svg:y2="0.36cm"><text:p/></draw:line><text:s/><text:span text:style-name="MT42">Angles</text:span> : <text:span text:style-name="MT39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43">Angles</text:span><text:span text:style-name="MT23"> : </text:span><text:span text:style-name="MT43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25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07" draw:name="Shape4_17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/><text:span text:style-name="MT44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8"><draw:line text:anchor-type="paragraph" draw:z-index="100" draw:name="Shape7_8" draw:style-name="Mgr7" draw:text-style-name="MP18" svg:x1="9.042cm" svg:y1="0.36cm" svg:x2="20.461cm" svg:y2="0.36cm"><text:p/></draw:line><draw:path text:anchor-type="paragraph" draw:z-index="101" draw:name="Shape5_1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2" draw:name="Shape6_2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>
      <style:header-left>
        <text:p text:style-name="MP28"><draw:line text:anchor-type="paragraph" draw:z-index="104" draw:name="Shape7_9" draw:style-name="Mgr7" draw:text-style-name="MP18" svg:x1="9.042cm" svg:y1="0.36cm" svg:x2="20.461cm" svg:y2="0.36cm"><text:p/></draw:line><draw:path text:anchor-type="paragraph" draw:z-index="105" draw:name="Shape5_2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106" draw:name="Shape6_5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T<text:span text:style-name="MT46">itre de la série</text:span></text:p>
      </style:header-left>
      <style:footer>
        <text:p text:style-name="MP5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3" draw:name="Shape8_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31"><text:span text:style-name="MT48"><text:s text:c="15"/>A</text:span>ires : Aires de triangles</text:p>
      </style:header>
      <style:footer>
        <text:p text:style-name="MP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99" draw:name="Shape4_17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6" draw:name="Shape4_18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7" draw:name="Shape4_18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8"><text:s text:c="15"/>A</text:span>ires : Calculer une aire</text:p>
      </style:header>
      <style:footer>
        <text:p text:style-name="MP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67" draw:name="Shape4_16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68" draw:name="Shape4_15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69" draw:name="Shape4_1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5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9">Aires </text:span>: <text:span text:style-name="MT49">problèmes <text:s text:c="4"/></text:span></text:h>
      </style:footer>
      <style:footer-left>
        <text:p text:style-name="MP35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6"><text:span text:style-name="MT48"><text:s text:c="15"/>A</text:span>ires : Aire et unité</text:p>
      </style:header>
      <style:header-left>
        <text:p text:style-name="MP36"><text:span text:style-name="MT48"><text:s text:c="15"/>A</text:span>ires : Aire et unité</text:p>
      </style:header-left>
      <style:footer>
        <text:p text:style-name="MP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9" draw:name="Shape4_15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41" draw:name="Shape4_10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37" draw:name="Shape4_15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5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8"><text:span text:style-name="MT50">Conversions d’unités : </text:span><text:span text:style-name="MT51">Problèmes</text:span></text:p>
      </style:header>
      <style:header-left>
        <text:p text:style-name="MP38"><text:span text:style-name="MT50">Conversions d’unités : </text:span><text:span text:style-name="MT51">Problèmes</text:span></text:p>
      </style:header-left>
      <style:footer>
        <text:p text:style-name="MP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3" draw:name="Shape4_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9"><text:span text:style-name="MT54">Conversions d’unités : </text:span><text:span text:style-name="MT53">problèmes</text:span></text:p></draw:text-box></draw:frame><draw:g text:anchor-type="paragraph" draw:z-index="140" draw:name="Shape4_142" draw:style-name="Mgr1"><draw:path draw:style-name="Mgr4" draw:text-style-name="MP2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51">Problèmes</text:span></text:p>
      </style:header>
      <style:header-left>
        <text:p text:style-name="_5f_Header_20_N_20_page_20_paire_20__28_G_29_"><text:s/><text:span text:style-name="MT55">Conversions d’unités : </text:span><text:span text:style-name="MT51">Problèmes</text:span></text:p>
      </style:header-left>
      <style:footer>
        <text:p text:style-name="MP5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3">problèmes</text:span></text:p></draw:text-box></draw:frame><draw:g text:anchor-type="paragraph" draw:z-index="144" draw:name="Shape4_14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6">Conversions d’unités </text:span><text:span text:style-name="MT23">: </text:span><text:span text:style-name="MT56">problèmes</text:span></text:p></draw:text-box></draw:frame><draw:g text:anchor-type="paragraph" draw:z-index="142" draw:name="Shape4_63" draw:style-name="Mgr1"><draw:path draw:style-name="Mgr4" draw:text-style-name="MP2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50">Conversions d’unités : </text:span><text:span text:style-name="MT57">Aires</text:span></text:p>
      </style:header>
      <style:header-left>
        <text:p text:style-name="_5f_Header_20_N_20_page_20_paire_20__28_G_29_"><text:span text:style-name="MT50">Conversions d’unités : </text:span><text:span text:style-name="MT57">Aires</text:span></text:p>
      </style:header-left>
      <style:footer>
        <text:p text:style-name="MP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52">Conversions d’unités : </text:span><text:span text:style-name="MT58">Aires</text:span></text:h></draw:text-box></draw:frame><draw:g text:anchor-type="paragraph" draw:z-index="147" draw:name="Shape4_1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5">Conversions d’unités : </text:span><text:span text:style-name="MT57">Aires</text:span></text:p>
      </style:header>
      <style:header-left>
        <text:p text:style-name="Header"><text:s/><text:span text:style-name="MT55">Conversions d’unités : </text:span><text:span text:style-name="MT5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58">aires</text:span></text:p></draw:text-box></draw:frame><draw:g text:anchor-type="paragraph" draw:z-index="149" draw:name="Shape4_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45" draw:name="Shape4_15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59">Vitesse</text:span></text:p>
      </style:header>
      <style:header-left>
        <text:p text:style-name="_5f_Header_20_N_20_page_20_impaire_20__28_D_29_"><text:span text:style-name="MT50">Conversions d’unités : </text:span><text:span text:style-name="MT59">Vitesse</text:span></text:p>
      </style:header-left>
      <style:footer>
        <text:p text:style-name="MP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0">vitesse</text:span><text:span text:style-name="MT23"> </text:span></text:p></draw:text-box></draw:frame><draw:g text:anchor-type="paragraph" draw:z-index="152" draw:name="Shape4_14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48" draw:name="Shape4_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61">Temps et durées</text:span></text:p>
      </style:header>
      <style:header-left>
        <text:p text:style-name="_5f_Header_20_N_20_page_20_impaire_20__28_D_29_"><text:s/><text:span text:style-name="MT55">Conversions d’unités : </text:span><text:span text:style-name="MT61">Temps et durées</text:span></text:p>
      </style:header-left>
      <style:footer>
        <text:p text:style-name="MP5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2">Temps et </text:span><text:span text:style-name="MT63">Durée</text:span><text:span text:style-name="MT23"> </text:span></text:p></draw:text-box></draw:frame><draw:g text:anchor-type="paragraph" draw:z-index="154" draw:name="Shape4_1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0" draw:name="Shape4_14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1" draw:name="Shape4_14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>
      <style:header-left>
        <text:p text:style-name="_5f_Header_20_N_20_page_20_impaire_20__28_D_29_"><text:span text:style-name="MT50">Conversions d’unités : </text:span><text:span text:style-name="MT64">Temps et d</text:span><text:span text:style-name="MT65">urées</text:span></text:p>
      </style:header-left>
      <style:footer>
        <text:p text:style-name="MP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7" draw:name="Shape4_13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3" draw:name="Shape4_14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66">temps et </text:span><text:span text:style-name="MT6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5">Conversions d’unités : </text:span><text:span text:style-name="MT64">Temps et d</text:span><text:span text:style-name="MT65">urées</text:span></text:p>
      </style:header>
      <style:header-left>
        <text:p text:style-name="Header"><text:s/><text:span text:style-name="MT55">Conversions d’unités : </text:span><text:span text:style-name="MT64">Temps et d</text:span><text:span text:style-name="MT65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6">temps et </text:span><text:span text:style-name="MT67">durées</text:span><text:span text:style-name="MT23"> </text:span></text:p></draw:text-box></draw:frame><draw:g text:anchor-type="paragraph" draw:z-index="158" draw:name="Shape4_13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5" draw:name="Shape4_13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50">Conversions d’unités : </text:span><text:span text:style-name="MT68">Capacités</text:span></text:p>
      </style:header>
      <style:header-left>
        <text:p text:style-name="_5f_Header_20_N_20_page_20_impaire_20__28_D_29_"><text:span text:style-name="MT50">Conversions d’unités : </text:span><text:span text:style-name="MT68">Capacités</text:span></text:p>
      </style:header-left>
      <style:footer>
        <text:p text:style-name="MP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69">Capacités</text:span><text:span text:style-name="MT23"> </text:span></text:p></draw:text-box></draw:frame><draw:g text:anchor-type="paragraph" draw:z-index="161" draw:name="Shape4_14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5">Conversions d’unités : </text:span><text:span text:style-name="MT68">Capacités</text:span></text:p>
      </style:header>
      <style:header-left>
        <text:p text:style-name="Header"><text:s/><text:span text:style-name="MT55">Conversions d’unités : </text:span><text:span text:style-name="MT6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0">capacités</text:span><text:span text:style-name="MT23"> </text:span></text:p></draw:text-box></draw:frame><draw:g text:anchor-type="paragraph" draw:z-index="164" draw:name="Shape4_13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59" draw:name="Shape4_13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>
      <style:header-left>
        <text:p text:style-name="_5f_Header_20_N_20_page_20_impaire_20__28_D_29_"><text:span text:style-name="MT71"><text:s/></text:span><text:span text:style-name="MT55">Conversions d’unités : </text:span><text:span text:style-name="MT71">masses</text:span></text:p>
      </style:header-left>
      <style:footer>
        <text:p text:style-name="MP4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2">Masses</text:span><text:span text:style-name="MT23"> </text:span></text:p></draw:text-box></draw:frame><draw:g text:anchor-type="paragraph" draw:z-index="167" draw:name="Shape4_12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g text:anchor-type="paragraph" draw:z-index="162" draw:name="Shape4_12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3" draw:name="Shape4_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4">Conversions d’unités : </text:span><text:span text:style-name="MT7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5">Conversions d’unités : </text:span><text:span text:style-name="MT71">masses</text:span></text:p>
      </style:header>
      <style:header-left>
        <text:p text:style-name="_5f_Header_20_N_20_page_20_impaire_20__28_D_29_"><text:s/><text:span text:style-name="MT55">Conversions d’unités : </text:span><text:span text:style-name="MT71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74">masses</text:span><text:span text:style-name="MT23"> </text:span></text:p></draw:text-box></draw:frame><draw:g text:anchor-type="paragraph" draw:z-index="170" draw:name="Shape4_12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5" draw:name="Shape4_12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3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1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9" draw:name="Shape4_10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/text:p>
      </style:footer>
      <style:footer-left>
        <text:p text:style-name="MP41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<text:span text:style-name="MT75">Périmètre : </text:span><text:span text:style-name="MT76">Problèmes</text:span></text:p></draw:text-box></draw:frame><draw:g text:anchor-type="paragraph" draw:z-index="175" draw:name="Shape4_1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0" draw:name="Shape4_10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77" draw:name="Shape4_12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2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4" draw:name="Shape3_16" draw:style-name="Mgr7" draw:text-style-name="MP18" svg:x1="12.726cm" svg:y1="0.399cm" svg:x2="20.496cm" svg:y2="0.36cm"><text:p/></draw:line><text:span text:style-name="MT77">Périmètre</text:span> : <text:span text:style-name="MT78">Périmètres et unités</text:span></text:p>
      </style:header>
      <style:header-left>
        <text:p text:style-name="MP43"><draw:line text:anchor-type="paragraph" draw:z-index="185" draw:name="Shape3_17" draw:style-name="Mgr7" draw:text-style-name="MP18" svg:x1="16.083cm" svg:y1="0.383cm" svg:x2="20.496cm" svg:y2="0.36cm"><text:p/></draw:line><text:span text:style-name="MT77">Périmètre</text:span> : <text:span text:style-name="MT78">Périmètres et unités</text:span></text:p>
      </style:header-left>
      <style:footer>
        <text:p text:style-name="MP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1" draw:name="Shape4_1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7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86" draw:name="Shape4_1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2" draw:name="Shape4_2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3" draw:name="Shape4_26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0" draw:name="Shape3_11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191" draw:name="Shape3_20" draw:style-name="Mgr7" draw:text-style-name="MP18" svg:x1="12.45cm" svg:y1="0.362cm" svg:x2="20.497cm" svg:y2="0.36cm"><text:p/></draw:line><text:span text:style-name="MT77">Périmètre</text:span> : <text:span text:style-name="MT80">Mesurer, reporter</text:span></text:p>
      </style:header-left>
      <style:footer>
        <text:p text:style-name="MP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87" draw:name="Shape4_11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8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4" draw:name="Shape4_1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88" draw:name="Shape4_11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1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7">Périmètre</text:span> : <text:span text:style-name="MT77">Calculs sur une figure</text:span></text:p>
      </style:header>
      <style:header-left>
        <text:p text:style-name="_5f_Header_20_M_20_page_20_paire_20__28_G_29_"><text:span text:style-name="MT77">Périmètre</text:span> : <text:span text:style-name="MT77">Calculs sur une figure</text:span></text:p>
      </style:header-left>
      <style:footer>
        <text:p text:style-name="MP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197" draw:name="Shape4_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2" draw:name="Shape4_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3" draw:name="Shape4_96" draw:style-name="Mgr1"><draw:path draw:style-name="Mgr6" draw:text-style-name="MP2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199" draw:name="Shape4_9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95" draw:name="Shape4_10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0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>
      <style:header-left>
        <text:p text:style-name="_5f_Header_20_D_20_page_20_impaire_20__28_D_29_"><text:span text:style-name="MT82">Proportionnalité et pourcentage</text:span><text:span text:style-name="MT83"> </text:span>: <text:span text:style-name="MT84">Pourcentages</text:span> </text:p>
      </style:header-left>
      <style:footer>
        <text:p text:style-name="MP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1" draw:name="Shape4_9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4"><text:span text:style-name="MT85">Proportionnalité et pourcentage : </text:span><text:span text:style-name="MT86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87">Proportionnalité et pourcentages : </text:span><text:span text:style-name="MT86">pourcentages</text:span></text:p></draw:text-box></draw:frame><draw:g text:anchor-type="paragraph" draw:z-index="198" draw:name="Shape4_112" draw:style-name="Mgr1"><draw:path draw:style-name="Mgr5" draw:text-style-name="MP21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3" draw:name="Shape4_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0" draw:name="Shape4_9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8">Utiliser des données</text:span> : <text:span text:style-name="MT88">Organiser</text:span> </text:p>
      </style:header>
      <style:header-left>
        <text:p text:style-name="MP48"><text:span text:style-name="MT88">Utiliser des données</text:span> : <text:span text:style-name="MT88">Organiser</text:span> </text:p>
      </style:header-left>
      <style:footer>
        <text:p text:style-name="MP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6" draw:name="Shape4_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1" draw:name="Shape4_7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>
      <style:header-left>
        <text:p text:style-name="_5f_Header_20_D_20_page_20_paire_20__28_G_29_"><text:s/><text:span text:style-name="MT83">Utilis</text:span><text:span text:style-name="MT89">er des</text:span><text:span text:style-name="MT83"> données </text:span>: <text:span text:style-name="MT90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8" draw:name="Shape4_74" draw:style-name="Mgr1"><draw:path draw:style-name="Mgr5" draw:text-style-name="MP2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3">Organiser</text:span><text:span text:style-name="MT23"> </text:span></text:p></draw:text-box></draw:frame><draw:g text:anchor-type="paragraph" draw:z-index="214" draw:name="Shape4_75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15" draw:name="Shape4_25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2"><text:span text:style-name="MT19">Repères du plan : Se repérer</text:span> </text:p>
      </style:header>
      <style:header-left>
        <text:p text:style-name="MP12"><text:span text:style-name="MT19">Repères du plan : Se repérer</text:span> </text:p>
      </style:header-left>
      <style:footer>
        <text:p text:style-name="MP1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21" draw:name="Shape4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17" draw:name="Shape4_11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0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83">Utilis</text:span><text:span text:style-name="MT89">er des</text:span><text:span text:style-name="MT83"> données </text:span>: <text:span text:style-name="MT94">Représenter</text:span> </text:p>
      </style:header>
      <style:header-left>
        <text:p text:style-name="_5f_Header_20_D_20_page_20_paire_20__28_G_29_"><text:span text:style-name="_5f_Caractères"><text:span text:style-name="MT95"><text:s/>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24" draw:name="Shape4_70" draw:style-name="Mgr1"><draw:path draw:style-name="Mgr5" draw:text-style-name="MP21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91">Utilis</text:span><text:span text:style-name="MT92">er</text:span><text:span text:style-name="MT91"> de</text:span><text:span text:style-name="MT92">s</text:span><text:span text:style-name="MT91"> données</text:span><text:span text:style-name="MT23"> : </text:span><text:span text:style-name="MT97">représenter</text:span><text:span text:style-name="MT23"> </text:span></text:p></draw:text-box></draw:frame><draw:g text:anchor-type="paragraph" draw:z-index="219" draw:name="Shape4_91" draw:style-name="Mgr1"><draw:path draw:style-name="Mgr5" draw:text-style-name="MP49" svg:width="0.855cm" svg:height="1.172cm" svg:x="-0.268cm" svg:y="-0.175cm" svg:viewBox="0 0 856 1173" svg:d="M856 1173h-856v-991c0-100 79-182 175-182h505c97 0 176 82 176 182z"><text:p/></draw:path></draw:g><draw:g text:anchor-type="paragraph" draw:z-index="220" draw:name="Shape4_9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9" draw:name="Shape4_82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225" draw:name="Shape4_97" draw:style-name="Mgr1"><draw:path draw:style-name="Mgr4" draw:text-style-name="MP2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1" draw:name="Shape4_6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7" draw:name="Shape4_89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83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0">Distributivité</text:span><text:span text:style-name="MT99"> </text:span></text:p>
      </style:header-left>
      <style:footer>
        <text:p text:style-name="MP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8" draw:name="Shape4_7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3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0" draw:name="Shape4_6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6" draw:name="Shape4_80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81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4">Critères de divisibilité</text:span><text:span text:style-name="MT99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2" draw:name="Shape4_61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0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5">critères de divisibilité</text:span></text:p></draw:text-box></draw:frame><draw:g text:anchor-type="paragraph" draw:z-index="239" draw:name="Shape4_65" draw:style-name="Mgr1"><draw:path draw:style-name="Mgr4" draw:text-style-name="MP2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54"><text:span text:style-name="MT1">G</text:span>éométrie plane : Parallèles, perpendiculaires,<text:line-break/> distances</text:p>
      </style:header>
      <style:header-left>
        <text:p text:style-name="MP55"><text:s/><text:span text:style-name="MT1">Géométrie plane</text:span> : <text:span text:style-name="MT2">P</text:span><text:span text:style-name="MT3">arallèles, perpendiculaires,<text:line-break/> </text:span><text:span text:style-name="MT4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">Géométrie plane : </text:span><text:span text:style-name="MT6">parallèles, perpendiculaires, </text:span><text:span text:style-name="MT7">distances</text:span></text:h></draw:text-box></draw:frame><draw:g text:anchor-type="paragraph" draw:z-index="244" draw:name="Shape4_59" draw:style-name="Mgr1"><draw:path draw:style-name="Mgr2" draw:text-style-name="MP3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6" text:outline-level="1"><text:span text:style-name="MT106">G</text:span>éométrie plane : Parallèles, perpendiculaires, distances</text:h></draw:text-box></draw:frame><draw:g text:anchor-type="paragraph" draw:z-index="241" draw:name="Shape4_62" draw:style-name="Mgr1"><draw:path draw:style-name="Mgr2" draw:text-style-name="MP3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9">Calculer : </text:span><text:span text:style-name="MT107">Diviser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07">Diviser</text:span><text:span text:style-name="MT99"> </text:span></text:p>
      </style:header-left>
      <style:footer>
        <text:p text:style-name="MP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47" draw:name="Shape4_51" draw:style-name="Mgr1"><draw:path draw:style-name="Mgr4" draw:text-style-name="MP20" svg:width="0.855cm" svg:height="1.172cm" svg:x="7.545cm" svg:y="-0.194cm" svg:viewBox="0 0 856 1173" svg:d="M856 1173h-856v-991c0-100 79-182 175-182h505c97 0 176 82 176 182z"><text:p/></draw:path></draw:g><text:span text:style-name="MT101">calculer</text:span><text:span text:style-name="MT102"> : </text:span><text:span text:style-name="MT108">diviser</text:span></text:p></draw:text-box></draw:frame></text:p>
      </style:footer>
      <style:footer-left>
        <text:p text:style-name="MP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08">diviser</text:span></text:p></draw:text-box></draw:frame><draw:g text:anchor-type="paragraph" draw:z-index="243" draw:name="Shape4_60" draw:style-name="Mgr1"><draw:path draw:style-name="Mgr4" draw:text-style-name="MP2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49" draw:name="Shape4_5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45" draw:name="Shape4_5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5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7">Calculer : <text:span text:style-name="MT109">Multiplier</text:span> </text:p>
      </style:header>
      <style:header-left>
        <text:p text:style-name="MP57">Calculer : <text:span text:style-name="MT109">Multiplier</text:span> </text:p>
      </style:header-left>
      <style:footer>
        <text:p text:style-name="MP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52" draw:name="Shape4_55" draw:style-name="Mgr1"><draw:path draw:style-name="Mgr4" draw:text-style-name="MP20" svg:width="0.855cm" svg:height="1.172cm" svg:x="7.535cm" svg:y="-0.178cm" svg:viewBox="0 0 856 1173" svg:d="M856 1173h-856v-991c0-100 79-182 175-182h505c97 0 176 82 176 182z"><text:p/></draw:path></draw:g><text:span text:style-name="MT101">calculer</text:span><text:span text:style-name="MT102"> : </text:span><text:span text:style-name="MT110">Multiplier</text:span></text:p></draw:text-box></draw:frame></text:p>
      </style:footer>
      <style:footer-left>
        <text:p text:style-name="MP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10">Multiplier</text:span></text:p></draw:text-box></draw:frame><draw:g text:anchor-type="paragraph" draw:z-index="248" draw:name="Shape4_262" draw:style-name="Mgr1"><draw:path draw:style-name="Mgr4" draw:text-style-name="MP2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4" draw:name="Shape4_5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0" draw:name="Shape4_5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5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6" draw:name="Shape4_47" draw:style-name="Mgr1"><draw:path draw:style-name="Mgr4" draw:text-style-name="MP2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8"><text:span text:style-name="MT101">calculer</text:span><text:span text:style-name="MT102"> : </text:span><text:span text:style-name="MT101">additionner et soustraire</text:span></text:p></draw:text-box></draw:frame><draw:g text:anchor-type="paragraph" draw:z-index="253" draw:name="Shape4_261" draw:style-name="Mgr1"><draw:path draw:style-name="Mgr4" draw:text-style-name="MP20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3">Calculer</text:span> : <text:span text:style-name="MT33">Additionner et soustraire</text:span></text:p>
      </style:header>
      <style:header-left>
        <text:p text:style-name="_5f_Header_20_N_20_page_20_paire_20__28_G_29_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58" draw:name="Shape4_4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55" draw:name="Shape4_48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9"><draw:path text:anchor-type="paragraph" draw:z-index="261" draw:name="Shape1_6" draw:style-name="Mgr10" draw:text-style-name="MP60" svg:width="4.329cm" svg:height="2.238cm" svg:x="-1.5cm" svg:y="-1.001cm" svg:viewBox="0 0 4330 2239" svg:d="M0 2239l3984-288c209-15 363-167 345-342l-170-1609h-4159z"><text:p/></draw:path><draw:line text:anchor-type="paragraph" draw:z-index="262" draw:name="Shape3_10" draw:style-name="Mgr11" draw:text-style-name="MP18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59"><draw:line text:anchor-type="paragraph" draw:z-index="263" draw:name="Shape3_27" draw:style-name="Mgr11" draw:text-style-name="MP18" svg:x1="10.308cm" svg:y1="0.388cm" svg:x2="20.496cm" svg:y2="0.36cm"><text:p/></draw:line><draw:path text:anchor-type="paragraph" draw:z-index="257" draw:name="Shape1_10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59" draw:name="Shape4_4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69" draw:name="Shape4_4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64" draw:name="Shape4_4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4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2"><draw:line text:anchor-type="paragraph" draw:z-index="273" draw:name="Shape3_9" draw:style-name="Mgr11" draw:text-style-name="MP18" svg:x1="10.37cm" svg:y1="0.365cm" svg:x2="20.496cm" svg:y2="0.36cm"><text:p/></draw:line><draw:path text:anchor-type="paragraph" draw:z-index="274" draw:name="Shape1_4" draw:style-name="Mgr10" draw:text-style-name="MP60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2"><draw:path text:anchor-type="paragraph" draw:z-index="275" draw:name="Shape1_8" draw:style-name="Mgr10" draw:text-style-name="MP60" svg:width="4.329cm" svg:height="2.238cm" svg:x="-1.5cm" svg:y="-7.4cm" svg:viewBox="0 0 4330 2239" svg:d="M0 2239l3984-288c209-15 363-167 345-342l-170-1609h-4159z"><text:p/></draw:path><draw:line text:anchor-type="paragraph" draw:z-index="268" draw:name="Shape3_26" draw:style-name="Mgr11" draw:text-style-name="MP18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0" draw:name="Shape4_3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76" draw:name="Shape4_3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1" draw:name="Shape4_39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64"><draw:line text:anchor-type="paragraph" draw:z-index="280" draw:name="Shape3_8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64"><draw:line text:anchor-type="paragraph" draw:z-index="281" draw:name="Shape3_25" draw:style-name="Mgr11" draw:text-style-name="MP18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77" draw:name="Shape4_34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2" draw:name="Shape4_33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78" draw:name="Shape4_35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79" draw:name="Shape4_3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66"><draw:line text:anchor-type="paragraph" draw:z-index="286" draw:name="Shape3_24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66"><draw:line text:anchor-type="paragraph" draw:z-index="287" draw:name="Shape3_28" draw:style-name="Mgr11" draw:text-style-name="MP18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3" draw:name="Shape4_30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89" draw:name="Shape4_29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84" draw:name="Shape4_3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3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8"><draw:line text:anchor-type="paragraph" draw:z-index="293" draw:name="Shape3_14" draw:style-name="Mgr11" draw:text-style-name="MP18" svg:x1="12.876cm" svg:y1="0.392cm" svg:x2="20.496cm" svg:y2="0.36cm"><text:p/></draw:line><draw:path text:anchor-type="paragraph" draw:z-index="294" draw:name="Shape1_3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68"><draw:line text:anchor-type="paragraph" draw:z-index="295" draw:name="Shape3_23" draw:style-name="Mgr11" draw:text-style-name="MP18" svg:x1="12.876cm" svg:y1="0.392cm" svg:x2="20.496cm" svg:y2="0.36cm"><text:p/></draw:line><draw:path text:anchor-type="paragraph" draw:z-index="288" draw:name="Shape1_7" draw:style-name="Mgr10" draw:text-style-name="MP60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0" draw:name="Shape4_26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97" draw:name="Shape4_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1" draw:name="Shape4_2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0"><draw:path text:anchor-type="paragraph" draw:z-index="300" draw:name="Shape1_1" draw:style-name="Mgr10" draw:text-style-name="MP60" svg:width="4.329cm" svg:height="2.238cm" svg:x="-1.8cm" svg:y="-8.982cm" svg:viewBox="0 0 4330 2239" svg:d="M0 2239l3984-288c209-15 363-167 345-342l-170-1609h-4159z"><text:p/></draw:path><draw:line text:anchor-type="paragraph" draw:z-index="301" draw:name="Shape3_13" draw:style-name="Mgr11" draw:text-style-name="MP18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0"><draw:line text:anchor-type="paragraph" draw:z-index="302" draw:name="Shape3_21" draw:style-name="Mgr11" draw:text-style-name="MP18" svg:x1="15.337cm" svg:y1="0.36cm" svg:x2="20.496cm" svg:y2="0.36cm"><text:p/></draw:line><draw:path text:anchor-type="paragraph" draw:z-index="296" draw:name="Shape1_13" draw:style-name="Mgr10" draw:text-style-name="MP60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03" draw:name="Shape4_2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98" draw:name="Shape4_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2"><draw:line text:anchor-type="paragraph" draw:z-index="307" draw:name="Shape3_5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2"><draw:line text:anchor-type="paragraph" draw:z-index="308" draw:name="Shape3_6" draw:style-name="Mgr11" draw:text-style-name="MP18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1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4" draw:name="Shape4_1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0" draw:name="Shape4_1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05" draw:name="Shape4_2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06" draw:name="Shape4_2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74"><draw:line text:anchor-type="paragraph" draw:z-index="313" draw:name="Shape3_2" draw:style-name="Mgr11" draw:text-style-name="MP18" svg:x1="16.083cm" svg:y1="0.383cm" svg:x2="20.496cm" svg:y2="0.36cm"><text:p/></draw:line>Nombres entiers et décimaux : Numération</text:p>
      </style:header>
      <style:header-left>
        <text:p text:style-name="MP74"><draw:line text:anchor-type="paragraph" draw:z-index="314" draw:name="Shape3_3" draw:style-name="Mgr12" draw:text-style-name="MP18" svg:x1="16.085cm" svg:y1="1.458cm" svg:x2="20.498cm" svg:y2="1.435cm"><text:p/></draw:line>Nombres entiers et décimaux : Numération</text:p>
      </style:header-left>
      <style:footer>
        <text:p text:style-name="MP1"><draw:g text:anchor-type="paragraph" draw:z-index="315" draw:name="Shape4_4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>
      <style:footer-left>
        <text:p text:style-name="MP1"><draw:g text:anchor-type="paragraph" draw:z-index="309" draw:name="Shape4_8" draw:style-name="Mgr1"><draw:path draw:style-name="Mgr4" draw:text-style-name="MP20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5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16" draw:name="Shape4_78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1" draw:name="Shape4_11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92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76"><draw:line text:anchor-type="paragraph" draw:z-index="320" draw:name="Shape3_15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76"><draw:line text:anchor-type="paragraph" draw:z-index="321" draw:name="Shape3_19" draw:style-name="Mgr11" draw:text-style-name="MP18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17" draw:name="Shape4_15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4" draw:name="Shape4_1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18" draw:name="Shape4_10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1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327" draw:name="Shape4_1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322" draw:name="Shape4_1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16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76"><draw:line text:anchor-type="paragraph" draw:z-index="328" draw:name="Shape3_22" draw:style-name="Mgr13" draw:text-style-name="MP18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76"><draw:line text:anchor-type="paragraph" draw:z-index="329" draw:name="Shape3_37" draw:style-name="Mgr11" draw:text-style-name="MP18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6" draw:name="Shape4_9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25" draw:name="Shape4_1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01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26" draw:name="Shape4_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22" draw:name="Shape4_76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7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>
      <style:header-left>
        <text:p text:style-name="_5f_Header_20_N_20_page_20_impaire_20__28_D_29_"><text:span text:style-name="MT99">Calculer : </text:span><text:span text:style-name="MT127">Priorités opératoires</text:span><text:span text:style-name="MT99"> </text:span></text:p>
      </style:header-left>
      <style:footer>
        <text:p text:style-name="MP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4" draw:name="Shape4_67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101">calculer</text:span><text:span text:style-name="MT102"> : </text:span><text:span text:style-name="MT128">priorités opératoires</text:span></text:p></draw:text-box></draw:frame></text:p>
      </style:footer>
      <style:footer-left>
        <text:p text:style-name="MP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3"><text:span text:style-name="MT101">calculer</text:span><text:span text:style-name="MT102"> : </text:span><text:span text:style-name="MT128">priorités opératoires</text:span></text:p></draw:text-box></draw:frame><draw:g text:anchor-type="paragraph" draw:z-index="230" draw:name="Shape4_69" draw:style-name="Mgr1"><draw:path draw:style-name="Mgr4" draw:text-style-name="MP2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82"><text:tab/>Proportionnalité et pourcentage</text:span><text:span text:style-name="MT83"> </text:span>: <text:span text:style-name="MT82">proportionnalité</text:span> </text:p>
      </style:header-left>
      <style:footer>
        <text:p text:style-name="MP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<draw:g text:anchor-type="paragraph" draw:z-index="205" draw:name="Shape4_73" draw:style-name="Mgr1"><draw:path draw:style-name="Mgr5" draw:text-style-name="MP4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2"><draw:g text:anchor-type="paragraph" draw:z-index="202" draw:name="Shape4_88" draw:style-name="Mgr1"><draw:path draw:style-name="Mgr5" draw:text-style-name="MP2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>
      <style:header-left>
        <text:p text:style-name="Header"><text:span text:style-name="MT82">Proportionnalité et pourcentages</text:span><text:span text:style-name="MT83"> </text:span>: <text:span text:style-name="MT82">proportionnalité</text:span> </text:p>
        <text:p text:style-name="MP46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Proportionnalité et pourcentages : proportionalité</text:p></draw:text-box></draw:frame><draw:g text:anchor-type="paragraph" draw:z-index="208" draw:name="Shape4_2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: </text:p></draw:text-box></draw:frame><draw:g text:anchor-type="paragraph" draw:z-index="204" draw:name="Shape4_25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header-left>
        <text:p text:style-name="Header"><text:s/><text:span text:style-name="MT33">Calculer</text:span> : <text:span text:style-name="MT33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09" draw:name="Shape4_71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06" draw:name="Shape4_10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0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2" draw:name="Shape3_4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13" draw:name="Shape3_18" draw:style-name="Mgr7" draw:text-style-name="MP18" svg:x1="12.104cm" svg:y1="0.392cm" svg:x2="20.497cm" svg:y2="0.36cm"><text:p/></draw:line><text:span text:style-name="MT77">Périmètre</text:span> : <text:span text:style-name="MT130">Coder et calculer</text:span></text:p>
      </style:header-left>
      <style:footer>
        <text:p text:style-name="MP1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2"><draw:g text:anchor-type="paragraph" draw:z-index="210" draw:name="Shape4_1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75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5">Conversions d’unités : longueurs</text:span></text:p>
      </style:header>
      <style:header-left>
        <text:p text:style-name="_5f_Header_20_N_20_page_20_impaire_20__28_D_29_"><text:s/><text:span text:style-name="MT55">Conversions d’unités : longueurs</text:span></text:p>
      </style:header-left>
      <style:footer>
        <text:p text:style-name="MP5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longueurs</text:span><text:span text:style-name="MT23"> </text:span></text:p></draw:text-box></draw:frame><draw:g text:anchor-type="paragraph" draw:z-index="173" draw:name="Shape4_84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168" draw:name="Shape4_124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125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0">Conversions d’unités : longueurs</text:p></draw:text-box></draw:frame><draw:g text:anchor-type="paragraph" draw:z-index="174" draw:name="Shape4_127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1" draw:name="Shape4_133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Conversions d’unités : longueurs</text:p></draw:text-box></draw:frame><draw:g text:anchor-type="paragraph" draw:z-index="172" draw:name="Shape4_177" draw:style-name="Mgr1"><draw:path draw:style-name="Mgr4" draw:text-style-name="MP2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6" draw:name="Shape4_145" draw:style-name="Mgr1"><draw:path draw:style-name="Mgr4" draw:text-style-name="MP20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52">Conversions d’unités : </text:span><text:span text:style-name="MT132">Volume</text:span><text:span text:style-name="MT23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71" draw:name="Shape4_162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72" draw:name="Shape4_163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64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4"><text:span text:style-name="MT48"><text:s text:c="15"/>A</text:span>ires : Aire par comptage</text:p>
      </style:header>
      <style:footer>
        <text:p text:style-name="MP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4" draw:name="Shape4_16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133">Aires</text:span><text:span text:style-name="MT75"> <text:s/>: </text:span><text:span text:style-name="MT133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7"><text:s text:c="15"/>A</text:span><text:span text:style-name="MT134">ires : Problèmes d’aires</text:span></text:p>
      </style:header>
      <style:footer>
        <text:p text:style-name="MP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5" draw:name="Shape4_16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92" draw:name="Shape4_166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3" draw:name="Shape4_167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68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89" draw:name="Shape4_170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90" draw:name="Shape4_171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72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48"><text:s text:c="15"/>A</text:span>ires : Aires de disques</text:p>
      </style:header>
      <style:footer>
        <text:p text:style-name="MP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88" draw:name="Shape4_17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8"><draw:path text:anchor-type="paragraph" draw:z-index="81" draw:name="Shape5_3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2" draw:name="Shape6_3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3" draw:name="Shape7_6" draw:style-name="Mgr7" draw:text-style-name="MP18" svg:x1="9.042cm" svg:y1="0.36cm" svg:x2="20.461cm" svg:y2="0.36cm"><text:p/></draw:line>T<text:span text:style-name="MT46">itre de la série</text:span></text:p>
      </style:header>
      <style:header-left>
        <text:p text:style-name="MP28"><draw:path text:anchor-type="paragraph" draw:z-index="85" draw:name="Shape5_4" draw:style-name="Mgr8" draw:text-style-name="MP29" svg:width="4.329cm" svg:height="2.24cm" svg:x="-1.499cm" svg:y="-1cm" svg:viewBox="0 0 4330 2241" svg:d="M0 2241l3984-288c209-15 363-168 345-342l-170-1611h-4159z"><text:p/></draw:path><draw:frame text:anchor-type="paragraph" draw:z-index="86" draw:name="Shape6_4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line text:anchor-type="paragraph" draw:z-index="87" draw:name="Shape7_3" draw:style-name="Mgr7" draw:text-style-name="MP18" svg:x1="9.042cm" svg:y1="0.36cm" svg:x2="20.461cm" svg:y2="0.36cm"><text:p/></draw:line>T<text:span text:style-name="MT46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4" draw:name="Shape8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7">Angles</text:span> • <text:span text:style-name="MT47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35">Volumes : </text:span><text:span text:style-name="MT136">Calculs et conversions</text:span></text:p>
      </style:header>
      <style:header-left>
        <text:p text:style-name="_5f_Header_20_M_20_page_20_paire_20__28_G_29_"><text:span text:style-name="MT135">Volumes : </text:span><text:span text:style-name="MT136">Calculs et conversions</text:span></text:p>
      </style:header-left>
      <style:footer>
        <text:list xml:id="list3868936556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79" draw:name="Shape4_174" draw:style-name="Mgr1"><draw:path draw:style-name="Mgr6" draw:text-style-name="MP2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1122585850232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/><text:span text:style-name="MT44">Volumes : </text:span><text:span text:style-name="MT137">Calculs et conversions</text:span> </text:p></draw:text-box></draw:frame><draw:g text:anchor-type="paragraph" draw:z-index="80" draw:name="Shape4_175" draw:style-name="Mgr1"><draw:path draw:style-name="Mgr6" draw:text-style-name="MP2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footer>
        <text:p text:style-name="MP5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77" draw:name="Shape4_19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78" draw:name="Shape4_19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90"><text:span text:style-name="MT1">Géométrie plane</text:span> : <text:span text:style-name="MT138">D</text:span><text:span text:style-name="MT1">roites, </text:span><text:span text:style-name="MT139">demi-droites </text:span><text:span text:style-name="MT140">&amp; </text:span><text:span text:style-name="MT139">segments</text:span></text:p>
      </style:header>
      <style:footer>
        <text:p text:style-name="MP5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5" draw:name="Shape4_19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5">Géométrie plane : </text:span><text:span text:style-name="MT8">droites, </text:span><text:span text:style-name="MT141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6" draw:name="Shape4_19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droites, </text:span><text:span text:style-name="MT141">DEMI-droites et segments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266" draw:name="Shape3_39" draw:style-name="Mgr11" draw:text-style-name="MP18" svg:x1="10.308cm" svg:y1="0.388cm" svg:x2="20.496cm" svg:y2="0.36cm"><text:p/></draw:line><draw:path text:anchor-type="paragraph" draw:z-index="267" draw:name="Shape1_12" draw:style-name="Mgr10" draw:text-style-name="MP60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0" draw:name="Shape4_258" draw:style-name="Mgr1"><draw:path draw:style-name="Mgr4" draw:text-style-name="MP2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3">Calculer</text:span> : <text:span text:style-name="MT33">Additionner et soustraire</text:span></text:p>
      </style:header>
      <style:footer>
        <text:p text:style-name="MP5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 : additionner et soustraire</text:span><text:span text:style-name="MT23"> </text:span></text:p></draw:text-box></draw:frame><draw:g text:anchor-type="paragraph" draw:z-index="235" draw:name="Shape4_85" draw:style-name="Mgr1"><draw:path draw:style-name="Mgr4" draw:text-style-name="MP2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34">Calculer</text:span><text:span text:style-name="MT23"> : </text:span><text:span text:style-name="MT34">additionner et soustraire</text:span></text:p></draw:text-box></draw:frame><draw:g text:anchor-type="paragraph" draw:z-index="232" draw:name="Shape4_260" draw:style-name="Mgr1"><draw:path draw:style-name="Mgr4" draw:text-style-name="MP20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7" draw:style-name="Mgr1"><draw:path draw:style-name="Mgr5" draw:text-style-name="MP2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2">partie 1</text:span> : <text:span text:style-name="MT143">Assembler et décomposer</text:span></text:p>
      </style:header>
      <style:footer>
        <text:p text:style-name="MP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4">partie 1</text:span><text:span text:style-name="MT5"> : </text:span><text:span text:style-name="MT145">assembler et décomposer</text:span></text:p></draw:text-box></draw:frame><draw:g text:anchor-type="paragraph" draw:z-index="136" draw:name="Shape4_216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4" draw:name="Shape4_21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, </text:span><text:span text:style-name="MT144">partie 1</text:span><text:span text:style-name="MT8"> : </text:span><text:span text:style-name="MT14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5" draw:name="Shape4_21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2" draw:name="Shape4_21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">Géométrie plane, </text:span><text:span text:style-name="MT142">partie 1</text:span> : <text:span text:style-name="MT150">coder</text:span></text:p>
      </style:header>
      <style:footer>
        <text:p text:style-name="MP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<text:span text:style-name="MT5">Géométrie plane, </text:span><text:span text:style-name="MT144">partie 1</text:span><text:span text:style-name="MT5"> : </text:span><text:span text:style-name="MT151">coder</text:span></text:p></draw:text-box></draw:frame><draw:g text:anchor-type="paragraph" draw:z-index="133" draw:name="Shape4_211" draw:style-name="Mgr1"><draw:path draw:style-name="Mgr2" draw:text-style-name="MP3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8">Géométrie plane, </text:span><text:span text:style-name="MT144">partie 1</text:span><text:span text:style-name="MT8"> : </text:span><text:span text:style-name="MT151">coder</text:span></text:p></draw:text-box></draw:frame><draw:g text:anchor-type="paragraph" draw:z-index="130" draw:name="Shape4_212" draw:style-name="Mgr1"><draw:path draw:style-name="Mgr2" draw:text-style-name="MP3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header-left>
        <text:p text:style-name="MP92"><text:span text:style-name="MT146">Géométrie plane</text:span><text:span text:style-name="MT147"> : </text:span><text:span text:style-name="MT148">Vocabulaire</text:span></text:p>
      </style:header-left>
      <style:footer>
        <text:p text:style-name="MP5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31" draw:name="Shape4_20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4"><text:span text:style-name="MT8">Géométrie plane : </text:span><text:span text:style-name="MT149">vocabulaire</text:span></text:p></draw:text-box></draw:frame><draw:g text:anchor-type="paragraph" draw:z-index="128" draw:name="Shape4_21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5" draw:name="Shape10_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2"><draw:g text:anchor-type="paragraph" draw:z-index="66" draw:name="Shape10_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3" draw:name="Shape4_20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4" draw:name="Shape4_2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59" draw:name="Shape9_1" draw:style-name="Mgr3" draw:text-style-name="MP18" svg:x1="11.559cm" svg:y1="0.36cm" svg:x2="20.5cm" svg:y2="0.36cm"><text:p/></draw:line><draw:frame text:anchor-type="paragraph" draw:z-index="60" draw:name="Shape8_6" draw:style-name="Mgr9" draw:text-style-name="MP30" svg:width="2.703cm" svg:height="0.715cm" draw:transform="rotate (0.0872664625997165) translate (-0.172861111111111cm 0.218722222222222cm)"><draw:text-box><text:p text:style-name="MP18"><text:span text:style-name="MT45">Série 1</text:span></text:p></draw:text-box></draw:frame><draw:path text:anchor-type="paragraph" draw:z-index="61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2" draw:name="Shape10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58" draw:name="Shape4_21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7" draw:name="Shape4_218" draw:style-name="Mgr1"><draw:path draw:style-name="Mgr2" draw:text-style-name="MP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5" draw:name="Shape4_22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6" draw:name="Shape4_21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5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3" draw:name="Shape10_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2"><draw:g text:anchor-type="paragraph" draw:z-index="54" draw:name="Shape10_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2" draw:name="Shape4_22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0" draw:name="Shape4_25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5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solides : Vocabulaire, NatuRE</text:p></draw:text-box></draw:frame><draw:g text:anchor-type="paragraph" draw:z-index="51" draw:name="Shape4_256" draw:style-name="Mgr1"><draw:path draw:style-name="Mgr2" draw:text-style-name="MP3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"><text:span text:style-name="MT15">S</text:span><text:span text:style-name="MT16">olides</text:span> : <text:span text:style-name="MT15">Vocabulaire, nature</text:span></text:p>
      </style:header>
      <style:header-left>
        <text:p text:style-name="MP8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8" draw:name="Shape4_225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9" draw:name="Shape4_25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6" draw:name="Shape4_22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47" draw:name="Shape4_25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5">Solides : </text:span><text:span text:style-name="MT169">Patrons</text:span></text:p>
      </style:header>
      <style:header-left>
        <text:p text:style-name="_5f_Header_20_G_20_page_20_paire_20__28_G_29_"><text:span text:style-name="MT15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<text:span text:style-name="MT170">patrons</text:span></text:p></draw:text-box></draw:frame><draw:g text:anchor-type="paragraph" draw:z-index="44" draw:name="Shape4_22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5" draw:name="Shape4_252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2" draw:name="Shape4_2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3" draw:name="Shape4_25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>
      <style:header-left>
        <text:p text:style-name="_5f_Header_20_G_20_page_20_impaire_20__28_D_29_"><text:span text:style-name="MT15">S</text:span><text:span text:style-name="MT16">olides</text:span> : <text:span text:style-name="MT15">Vocabulaire, nature</text:span></text:p>
      </style:header-left>
      <style:footer>
        <text:p text:style-name="MP5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0" draw:name="Shape4_249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41" draw:name="Shape4_25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8" draw:name="Shape4_247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9" draw:name="Shape4_248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"> : </text:span><text:span text:style-name="MT177">Reconnaissance et axes</text:span></text:p>
      </style:header>
      <style:footer>
        <text:p text:style-name="MP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6" draw:name="Shape4_24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">S</text:span>ymétrie axiale : reconnaissance et axes</text:h></draw:text-box></draw:frame></text:p>
      </style:footer>
      <style:footer-left>
        <text:p text:style-name="MP5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37" draw:name="Shape4_246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4" draw:name="Shape4_243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5" draw:name="Shape4_244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"> : </text:span><text:span text:style-name="MT176">Médiatrice d’un segment</text:span></text:p>
      </style:header>
      <style:footer>
        <text:p text:style-name="MP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2" draw:name="Shape4_24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3" draw:name="Shape4_24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5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30" draw:name="Shape4_22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31" draw:name="Shape4_240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0">S</text:span><text:span text:style-name="MT4">ymétrie axiale : Constructions</text:span></text:p>
      </style:header>
      <style:footer>
        <text:p text:style-name="MP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28" draw:name="Shape4_23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10">S</text:span>ymétrie axiale : Constructions</text:h></draw:text-box></draw:frame></text:p>
      </style:footer>
      <style:footer-left>
        <text:p text:style-name="MP5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29" draw:name="Shape4_23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6" draw:name="Shape4_236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7" draw:name="Shape4_237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4"> : </text:span><text:span text:style-name="MT181">Axes de symétrie de figures</text:span></text:p>
      </style:header-left>
      <style:footer>
        <text:p text:style-name="MP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4" draw:name="Shape4_23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10">S</text:span>ymétrie axiale : axes de symétrie de figures</text:p></draw:text-box></draw:frame></text:p>
      </style:footer>
      <style:footer-left>
        <text:p text:style-name="MP5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5" draw:name="Shape4_23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2" draw:name="Shape4_232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23" draw:name="Shape4_233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0">S</text:span>ymétrie : Propriétés</text:p>
      </style:header>
      <style:footer>
        <text:p text:style-name="MP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0" draw:name="Shape4_230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0">S</text:span>ymétrie axiale : propriétés</text:p></draw:text-box></draw:frame></text:p>
      </style:footer>
      <style:footer-left>
        <text:p text:style-name="MP5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1" draw:name="Shape4_23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5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8" draw:name="Shape4_228" draw:style-name="Mgr1"><draw:path draw:style-name="Mgr2" draw:text-style-name="MP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9">Géométrie plane : </text:span><text:span text:style-name="MT2">parallèles, perpendiculaires, </text:span><text:span text:style-name="MT10">distances</text:span></text:p></draw:text-box></draw:frame><draw:g text:anchor-type="paragraph" draw:z-index="19" draw:name="Shape4_229" draw:style-name="Mgr1"><draw:path draw:style-name="Mgr2" draw:text-style-name="MP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10">S</text:span>ymétrie axiale : pour aller plus loin</text:p>
      </style:header>
      <style:footer>
        <text:p text:style-name="MP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6" draw:name="Shape4_4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0">S</text:span>ymétrie axiale : pour aller plus loin</text:p></draw:text-box></draw:frame></text:p>
      </style:footer>
      <style:footer-left>
        <text:p text:style-name="MP5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17" draw:name="Shape4_22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8">Géométrie plane : </text:span><text:span text:style-name="MT6">parallèles, perpendiculaires, </text:span><text:span text:style-name="MT7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0" draw:name="Shape3_1" draw:style-name="Mgr15" draw:text-style-name="MP18" svg:x1="10.893cm" svg:y1="0.403cm" svg:x2="20.503cm" svg:y2="0.327cm"><text:p/></draw:line><draw:path text:anchor-type="char" draw:z-index="11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4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13" draw:name="Shape3_38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2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9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Résoudre des problèmes</text:p></draw:text-box></draw:frame><draw:g text:anchor-type="paragraph" draw:z-index="15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4T22:11:19.729000000</dc:date>
    <meta:editing-duration>P1DT8H28M41S</meta:editing-duration>
    <meta:editing-cycles>146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760" meta:word-count="2907" meta:character-count="18857" meta:non-whitespace-character-count="16336"/>
    <meta:template xlink:type="simple" xlink:actuate="onRequest" xlink:title="lycee_v3" xlink:href="../../fichiers%20définitifs/Modele_cahier.ott" meta:date="2021-07-09T13:45:32.011278978"/>
  </office:meta>
</office:document-meta>
</file>